
<file path=META-INF/manifest.xml><?xml version="1.0" encoding="utf-8"?>
<manifest:manifest xmlns:manifest="urn:oasis:names:tc:opendocument:xmlns:manifest:1.0" manifest:version="1.2">
  <manifest:file-entry manifest:full-path="/" manifest:media-type="application/vnd.oasis.opendocument.spreadsheet"/>
  <manifest:file-entry manifest:full-path="content.xml" manifest:media-type="text/xml"/>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anim="urn:oasis:names:tc:opendocument:xmlns:animation:1.0" xmlns:calcext="urn:org:documentfoundation:names:experimental:calc:xmlns:calcext: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automatic-styles>
    <style:style style:data-style-name="cd26583" style:family="table-cell" style:name="a40feb2">
      <style:table-cell-properties style:decimal-places="2"/>
      <style:paragraph-properties style:tab-stop-distance="1.25cm"/>
      <style:text-properties style:font-name="Arial" style:font-name-asian="Lucida Sans Unicode" style:font-name-complex="Tahoma"/>
    </style:style>
    <style:style style:data-style-name="cf215cb" style:family="table-cell" style:name="a4725a6">
      <style:table-cell-properties style:decimal-places="2"/>
      <style:paragraph-properties style:tab-stop-distance="1.25cm"/>
      <style:text-properties style:font-name="Arial" style:font-name-asian="Lucida Sans Unicode" style:font-name-complex="Tahoma"/>
    </style:style>
    <style:style style:data-style-name="c7e391d" style:family="table-cell" style:name="a48aacf">
      <style:table-cell-properties style:decimal-places="2"/>
      <style:paragraph-properties style:tab-stop-distance="1.25cm"/>
      <style:text-properties style:font-name="Arial" style:font-name-asian="Lucida Sans Unicode" style:font-name-complex="Tahoma"/>
    </style:style>
    <style:style style:data-style-name="c9df44b" style:family="table-cell" style:name="a5bbc9d">
      <style:table-cell-properties style:decimal-places="2"/>
      <style:paragraph-properties style:tab-stop-distance="1.25cm"/>
      <style:text-properties style:font-name="Arial" style:font-name-asian="Lucida Sans Unicode" style:font-name-complex="Tahoma"/>
    </style:style>
    <style:style style:data-style-name="c4b34c3" style:family="table-cell" style:name="a78060d">
      <style:table-cell-properties style:decimal-places="2"/>
      <style:paragraph-properties style:tab-stop-distance="1.25cm"/>
      <style:text-properties style:font-name="Arial" style:font-name-asian="Lucida Sans Unicode" style:font-name-complex="Tahoma"/>
    </style:style>
    <style:style style:family="table-cell" style:name="a84e472">
      <style:table-cell-properties fo:background-color="#e8ebed" style:decimal-places="2"/>
      <style:paragraph-properties style:tab-stop-distance="1.25cm"/>
      <style:text-properties style:font-name="Arial" style:font-name-asian="Lucida Sans Unicode" style:font-name-complex="Tahoma"/>
    </style:style>
    <style:style style:family="table-cell" style:name="a58d1c7">
      <style:table-cell-properties fo:background-color="#e8ebed" style:decimal-places="2"/>
      <style:paragraph-properties style:tab-stop-distance="1.25cm"/>
      <style:text-properties style:font-name="Arial" style:font-name-asian="Lucida Sans Unicode" style:font-name-complex="Tahoma"/>
    </style:style>
    <style:style style:family="table-cell" style:name="a42b0b4">
      <style:table-cell-properties fo:background-color="#e8ebed" style:decimal-places="2"/>
      <style:paragraph-properties style:tab-stop-distance="1.25cm"/>
      <style:text-properties style:font-name="Arial" style:font-name-asian="Lucida Sans Unicode" style:font-name-complex="Tahoma"/>
    </style:style>
    <style:style style:family="table-cell" style:name="a825b7e">
      <style:table-cell-properties fo:background-color="#e8ebed" style:decimal-places="2"/>
      <style:paragraph-properties style:tab-stop-distance="1.25cm"/>
      <style:text-properties style:font-name="Arial" style:font-name-asian="Lucida Sans Unicode" style:font-name-complex="Tahoma"/>
    </style:style>
    <style:style style:family="table-cell" style:name="a3354eb">
      <style:table-cell-properties fo:background-color="#e8ebed" style:decimal-places="2"/>
      <style:paragraph-properties style:tab-stop-distance="1.25cm"/>
      <style:text-properties style:font-name="Arial" style:font-name-asian="Lucida Sans Unicode" style:font-name-complex="Tahoma"/>
    </style:style>
    <style:style style:family="table-cell" style:name="a19966a">
      <style:table-cell-properties fo:background-color="#e8ebed" style:decimal-places="2"/>
      <style:paragraph-properties style:tab-stop-distance="1.25cm"/>
      <style:text-properties style:font-name="Arial" style:font-name-asian="Lucida Sans Unicode" style:font-name-complex="Tahoma"/>
    </style:style>
    <style:style style:family="table-cell" style:name="a24d168">
      <style:table-cell-properties fo:background-color="#e8ebed" style:decimal-places="2"/>
      <style:paragraph-properties style:tab-stop-distance="1.25cm"/>
      <style:text-properties style:font-name="Arial" style:font-name-asian="Lucida Sans Unicode" style:font-name-complex="Tahoma"/>
    </style:style>
    <style:style style:family="table-cell" style:name="ae8f1f0">
      <style:table-cell-properties fo:background-color="#e8ebed" style:decimal-places="2"/>
      <style:paragraph-properties style:tab-stop-distance="1.25cm"/>
      <style:text-properties style:font-name="Arial" style:font-name-asian="Lucida Sans Unicode" style:font-name-complex="Tahoma"/>
    </style:style>
    <style:style style:family="table-cell" style:name="ae89a8c">
      <style:table-cell-properties fo:background-color="#e8ebed" style:decimal-places="2"/>
      <style:paragraph-properties style:tab-stop-distance="1.25cm"/>
      <style:text-properties style:font-name="Arial" style:font-name-asian="Lucida Sans Unicode" style:font-name-complex="Tahoma"/>
    </style:style>
    <style:style style:family="table-cell" style:name="a6d14fb">
      <style:table-cell-properties fo:background-color="#e8ebed" style:decimal-places="2"/>
      <style:paragraph-properties style:tab-stop-distance="1.25cm"/>
      <style:text-properties style:font-name="Arial" style:font-name-asian="Lucida Sans Unicode" style:font-name-complex="Tahoma"/>
    </style:style>
    <style:style style:family="table-cell" style:name="a6f1b12">
      <style:table-cell-properties fo:background-color="#e8ebed" style:decimal-places="2"/>
      <style:paragraph-properties style:tab-stop-distance="1.25cm"/>
      <style:text-properties style:font-name="Arial" style:font-name-asian="Lucida Sans Unicode" style:font-name-complex="Tahoma"/>
    </style:style>
    <style:style style:family="table-cell" style:name="a5a23e1">
      <style:table-cell-properties fo:background-color="#e8ebed" style:decimal-places="2"/>
      <style:paragraph-properties style:tab-stop-distance="1.25cm"/>
      <style:text-properties style:font-name="Arial" style:font-name-asian="Lucida Sans Unicode" style:font-name-complex="Tahoma"/>
    </style:style>
    <style:style style:family="table-cell" style:name="a256492">
      <style:table-cell-properties fo:background-color="#e8ebed" style:decimal-places="2"/>
      <style:paragraph-properties style:tab-stop-distance="1.25cm"/>
      <style:text-properties style:font-name="Arial" style:font-name-asian="Lucida Sans Unicode" style:font-name-complex="Tahoma"/>
    </style:style>
    <style:style style:family="table-cell" style:name="ab7e728">
      <style:table-cell-properties fo:background-color="#e8ebed" style:decimal-places="2"/>
      <style:paragraph-properties style:tab-stop-distance="1.25cm"/>
      <style:text-properties style:font-name="Arial" style:font-name-asian="Lucida Sans Unicode" style:font-name-complex="Tahoma"/>
    </style:style>
    <style:style style:family="table-cell" style:name="a66726c">
      <style:table-cell-properties fo:background-color="#e8ebed" style:decimal-places="2"/>
      <style:paragraph-properties style:tab-stop-distance="1.25cm"/>
      <style:text-properties style:font-name="Arial" style:font-name-asian="Lucida Sans Unicode" style:font-name-complex="Tahoma"/>
    </style:style>
    <style:style style:family="table-cell" style:name="ab2bac5">
      <style:table-cell-properties fo:background-color="#e8ebed" style:decimal-places="2"/>
      <style:paragraph-properties style:tab-stop-distance="1.25cm"/>
      <style:text-properties style:font-name="Arial" style:font-name-asian="Lucida Sans Unicode" style:font-name-complex="Tahoma"/>
    </style:style>
    <style:style style:family="table-cell" style:name="abf9976">
      <style:table-cell-properties fo:background-color="#e8ebed" style:decimal-places="2"/>
      <style:paragraph-properties style:tab-stop-distance="1.25cm"/>
      <style:text-properties style:font-name="Arial" style:font-name-asian="Lucida Sans Unicode" style:font-name-complex="Tahoma"/>
    </style:style>
    <style:style style:data-style-name="cfb1100" style:family="table-cell" style:name="a8269e4">
      <style:table-cell-properties fo:background-color="#e8ebed" style:decimal-places="2"/>
      <style:paragraph-properties style:tab-stop-distance="1.25cm"/>
      <style:text-properties style:font-name="Arial" style:font-name-asian="Lucida Sans Unicode" style:font-name-complex="Tahoma"/>
    </style:style>
    <style:style style:data-style-name="c82300c" style:family="table-cell" style:name="aac136e">
      <style:table-cell-properties fo:background-color="#e8ebed" style:decimal-places="2"/>
      <style:paragraph-properties style:tab-stop-distance="1.25cm"/>
      <style:text-properties style:font-name="Arial" style:font-name-asian="Lucida Sans Unicode" style:font-name-complex="Tahoma"/>
    </style:style>
    <style:style style:data-style-name="cf543d7" style:family="table-cell" style:name="a1527cf">
      <style:table-cell-properties fo:background-color="#e8ebed" style:decimal-places="2"/>
      <style:paragraph-properties style:tab-stop-distance="1.25cm"/>
      <style:text-properties style:font-name="Arial" style:font-name-asian="Lucida Sans Unicode" style:font-name-complex="Tahoma"/>
    </style:style>
    <style:style style:data-style-name="c6f0b20" style:family="table-cell" style:name="a43c0b3">
      <style:table-cell-properties fo:background-color="#e8ebed" style:decimal-places="2"/>
      <style:paragraph-properties style:tab-stop-distance="1.25cm"/>
      <style:text-properties style:font-name="Arial" style:font-name-asian="Lucida Sans Unicode" style:font-name-complex="Tahoma"/>
    </style:style>
    <style:style style:data-style-name="c0823a0" style:family="table-cell" style:name="a283fb4">
      <style:table-cell-properties fo:background-color="#e8ebed" style:decimal-places="2"/>
      <style:paragraph-properties style:tab-stop-distance="1.25cm"/>
      <style:text-properties style:font-name="Arial" style:font-name-asian="Lucida Sans Unicode" style:font-name-complex="Tahoma"/>
    </style:style>
    <style:style style:data-style-name="ce955b9" style:family="table-cell" style:name="a85893c">
      <style:table-cell-properties style:decimal-places="2"/>
      <style:paragraph-properties style:tab-stop-distance="1.25cm"/>
      <style:text-properties style:font-name="Arial" style:font-name-asian="Lucida Sans Unicode" style:font-name-complex="Tahoma"/>
    </style:style>
    <style:style style:data-style-name="cc4e46c" style:family="table-cell" style:name="a9c9513">
      <style:table-cell-properties style:decimal-places="2"/>
      <style:paragraph-properties style:tab-stop-distance="1.25cm"/>
      <style:text-properties style:font-name="Arial" style:font-name-asian="Lucida Sans Unicode" style:font-name-complex="Tahoma"/>
    </style:style>
    <style:style style:data-style-name="c751dd9" style:family="table-cell" style:name="afdae52">
      <style:table-cell-properties style:decimal-places="2"/>
      <style:paragraph-properties style:tab-stop-distance="1.25cm"/>
      <style:text-properties style:font-name="Arial" style:font-name-asian="Lucida Sans Unicode" style:font-name-complex="Tahoma"/>
    </style:style>
    <style:style style:data-style-name="ceb9b0a" style:family="table-cell" style:name="a21d8c0">
      <style:table-cell-properties style:decimal-places="2"/>
      <style:paragraph-properties style:tab-stop-distance="1.25cm"/>
      <style:text-properties style:font-name="Arial" style:font-name-asian="Lucida Sans Unicode" style:font-name-complex="Tahoma"/>
    </style:style>
    <style:style style:data-style-name="c972bd3" style:family="table-cell" style:name="ac1a9c4">
      <style:table-cell-properties style:decimal-places="2"/>
      <style:paragraph-properties style:tab-stop-distance="1.25cm"/>
      <style:text-properties style:font-name="Arial" style:font-name-asian="Lucida Sans Unicode" style:font-name-complex="Tahoma"/>
    </style:style>
    <style:style style:family="table-cell" style:name="a50b788">
      <style:table-cell-properties fo:background-color="#e8ebed" style:decimal-places="2"/>
      <style:paragraph-properties style:tab-stop-distance="1.25cm"/>
      <style:text-properties style:font-name="Arial" style:font-name-asian="Lucida Sans Unicode" style:font-name-complex="Tahoma"/>
    </style:style>
    <style:style style:family="table-cell" style:name="a1095db">
      <style:table-cell-properties fo:background-color="#e8ebed" style:decimal-places="2"/>
      <style:paragraph-properties style:tab-stop-distance="1.25cm"/>
      <style:text-properties style:font-name="Arial" style:font-name-asian="Lucida Sans Unicode" style:font-name-complex="Tahoma"/>
    </style:style>
    <style:style style:family="table-cell" style:name="addd0d8">
      <style:table-cell-properties fo:background-color="#e8ebed" style:decimal-places="2"/>
      <style:paragraph-properties style:tab-stop-distance="1.25cm"/>
      <style:text-properties style:font-name="Arial" style:font-name-asian="Lucida Sans Unicode" style:font-name-complex="Tahoma"/>
    </style:style>
    <style:style style:family="table-cell" style:name="ab6543b">
      <style:table-cell-properties fo:background-color="#e8ebed" style:decimal-places="2"/>
      <style:paragraph-properties style:tab-stop-distance="1.25cm"/>
      <style:text-properties style:font-name="Arial" style:font-name-asian="Lucida Sans Unicode" style:font-name-complex="Tahoma"/>
    </style:style>
    <style:style style:family="table-cell" style:name="a1cbcf3">
      <style:table-cell-properties fo:background-color="#e8ebed" style:decimal-places="2"/>
      <style:paragraph-properties style:tab-stop-distance="1.25cm"/>
      <style:text-properties style:font-name="Arial" style:font-name-asian="Lucida Sans Unicode" style:font-name-complex="Tahoma"/>
    </style:style>
    <style:style style:family="table-cell" style:name="affa746">
      <style:table-cell-properties fo:background-color="#e8ebed" style:decimal-places="2"/>
      <style:paragraph-properties style:tab-stop-distance="1.25cm"/>
      <style:text-properties style:font-name="Arial" style:font-name-asian="Lucida Sans Unicode" style:font-name-complex="Tahoma"/>
    </style:style>
    <style:style style:family="table-cell" style:name="a0e8a50">
      <style:table-cell-properties fo:background-color="#e8ebed" style:decimal-places="2"/>
      <style:paragraph-properties style:tab-stop-distance="1.25cm"/>
      <style:text-properties style:font-name="Arial" style:font-name-asian="Lucida Sans Unicode" style:font-name-complex="Tahoma"/>
    </style:style>
    <style:style style:family="table-cell" style:name="aadc255">
      <style:table-cell-properties fo:background-color="#e8ebed" style:decimal-places="2"/>
      <style:paragraph-properties style:tab-stop-distance="1.25cm"/>
      <style:text-properties style:font-name="Arial" style:font-name-asian="Lucida Sans Unicode" style:font-name-complex="Tahoma"/>
    </style:style>
    <style:style style:family="table-cell" style:name="a95b80a">
      <style:table-cell-properties fo:background-color="#e8ebed" style:decimal-places="2"/>
      <style:paragraph-properties style:tab-stop-distance="1.25cm"/>
      <style:text-properties style:font-name="Arial" style:font-name-asian="Lucida Sans Unicode" style:font-name-complex="Tahoma"/>
    </style:style>
    <style:style style:family="table-cell" style:name="ab0ffb8">
      <style:table-cell-properties fo:background-color="#e8ebed" style:decimal-places="2"/>
      <style:paragraph-properties style:tab-stop-distance="1.25cm"/>
      <style:text-properties style:font-name="Arial" style:font-name-asian="Lucida Sans Unicode" style:font-name-complex="Tahoma"/>
    </style:style>
    <style:style style:family="table-cell" style:name="afc057d">
      <style:table-cell-properties fo:background-color="#e8ebed" style:decimal-places="2"/>
      <style:paragraph-properties style:tab-stop-distance="1.25cm"/>
      <style:text-properties style:font-name="Arial" style:font-name-asian="Lucida Sans Unicode" style:font-name-complex="Tahoma"/>
    </style:style>
    <style:style style:family="table-cell" style:name="a05f922">
      <style:table-cell-properties fo:background-color="#e8ebed" style:decimal-places="2"/>
      <style:paragraph-properties style:tab-stop-distance="1.25cm"/>
      <style:text-properties style:font-name="Arial" style:font-name-asian="Lucida Sans Unicode" style:font-name-complex="Tahoma"/>
    </style:style>
    <style:style style:family="table-cell" style:name="abcb039">
      <style:table-cell-properties fo:background-color="#e8ebed" style:decimal-places="2"/>
      <style:paragraph-properties style:tab-stop-distance="1.25cm"/>
      <style:text-properties style:font-name="Arial" style:font-name-asian="Lucida Sans Unicode" style:font-name-complex="Tahoma"/>
    </style:style>
    <style:style style:family="table-cell" style:name="a057533">
      <style:table-cell-properties fo:background-color="#e8ebed" style:decimal-places="2"/>
      <style:paragraph-properties style:tab-stop-distance="1.25cm"/>
      <style:text-properties style:font-name="Arial" style:font-name-asian="Lucida Sans Unicode" style:font-name-complex="Tahoma"/>
    </style:style>
    <style:style style:family="table-cell" style:name="ab7a066">
      <style:table-cell-properties fo:background-color="#e8ebed" style:decimal-places="2"/>
      <style:paragraph-properties style:tab-stop-distance="1.25cm"/>
      <style:text-properties style:font-name="Arial" style:font-name-asian="Lucida Sans Unicode" style:font-name-complex="Tahoma"/>
    </style:style>
    <style:style style:family="table-cell" style:name="a8888f4">
      <style:table-cell-properties fo:background-color="#e8ebed" style:decimal-places="2"/>
      <style:paragraph-properties style:tab-stop-distance="1.25cm"/>
      <style:text-properties style:font-name="Arial" style:font-name-asian="Lucida Sans Unicode" style:font-name-complex="Tahoma"/>
    </style:style>
    <style:style style:family="table-cell" style:name="ab4b834">
      <style:table-cell-properties fo:background-color="#e8ebed" style:decimal-places="2"/>
      <style:paragraph-properties style:tab-stop-distance="1.25cm"/>
      <style:text-properties style:font-name="Arial" style:font-name-asian="Lucida Sans Unicode" style:font-name-complex="Tahoma"/>
    </style:style>
    <style:style style:data-style-name="cfa6af5" style:family="table-cell" style:name="ada566b">
      <style:table-cell-properties fo:background-color="#e8ebed" style:decimal-places="2"/>
      <style:paragraph-properties style:tab-stop-distance="1.25cm"/>
      <style:text-properties style:font-name="Arial" style:font-name-asian="Lucida Sans Unicode" style:font-name-complex="Tahoma"/>
    </style:style>
    <style:style style:data-style-name="cd42cf7" style:family="table-cell" style:name="a18b797">
      <style:table-cell-properties fo:background-color="#e8ebed" style:decimal-places="2"/>
      <style:paragraph-properties style:tab-stop-distance="1.25cm"/>
      <style:text-properties style:font-name="Arial" style:font-name-asian="Lucida Sans Unicode" style:font-name-complex="Tahoma"/>
    </style:style>
    <style:style style:data-style-name="c9c7542" style:family="table-cell" style:name="a57277a">
      <style:table-cell-properties fo:background-color="#e8ebed" style:decimal-places="2"/>
      <style:paragraph-properties style:tab-stop-distance="1.25cm"/>
      <style:text-properties style:font-name="Arial" style:font-name-asian="Lucida Sans Unicode" style:font-name-complex="Tahoma"/>
    </style:style>
    <style:style style:data-style-name="c0f2ece" style:family="table-cell" style:name="a699909">
      <style:table-cell-properties fo:background-color="#e8ebed" style:decimal-places="2"/>
      <style:paragraph-properties style:tab-stop-distance="1.25cm"/>
      <style:text-properties style:font-name="Arial" style:font-name-asian="Lucida Sans Unicode" style:font-name-complex="Tahoma"/>
    </style:style>
    <style:style style:data-style-name="cecd6dc" style:family="table-cell" style:name="aa1e61c">
      <style:table-cell-properties fo:background-color="#e8ebed" style:decimal-places="2"/>
      <style:paragraph-properties style:tab-stop-distance="1.25cm"/>
      <style:text-properties style:font-name="Arial" style:font-name-asian="Lucida Sans Unicode" style:font-name-complex="Tahoma"/>
    </style:style>
    <style:style style:data-style-name="ce06273" style:family="table-cell" style:name="a5056c1">
      <style:table-cell-properties style:decimal-places="2"/>
      <style:paragraph-properties style:tab-stop-distance="1.25cm"/>
      <style:text-properties style:font-name="Arial" style:font-name-asian="Lucida Sans Unicode" style:font-name-complex="Tahoma"/>
    </style:style>
    <style:style style:data-style-name="cfa9d3a" style:family="table-cell" style:name="a68b380">
      <style:table-cell-properties style:decimal-places="2"/>
      <style:paragraph-properties style:tab-stop-distance="1.25cm"/>
      <style:text-properties style:font-name="Arial" style:font-name-asian="Lucida Sans Unicode" style:font-name-complex="Tahoma"/>
    </style:style>
    <style:style style:data-style-name="c394839" style:family="table-cell" style:name="a0fa385">
      <style:table-cell-properties style:decimal-places="2"/>
      <style:paragraph-properties style:tab-stop-distance="1.25cm"/>
      <style:text-properties style:font-name="Arial" style:font-name-asian="Lucida Sans Unicode" style:font-name-complex="Tahoma"/>
    </style:style>
    <style:style style:data-style-name="c7f0f24" style:family="table-cell" style:name="aea01a7">
      <style:table-cell-properties style:decimal-places="2"/>
      <style:paragraph-properties style:tab-stop-distance="1.25cm"/>
      <style:text-properties style:font-name="Arial" style:font-name-asian="Lucida Sans Unicode" style:font-name-complex="Tahoma"/>
    </style:style>
    <style:style style:data-style-name="c1fb748" style:family="table-cell" style:name="a0f99d4">
      <style:table-cell-properties style:decimal-places="2"/>
      <style:paragraph-properties style:tab-stop-distance="1.25cm"/>
      <style:text-properties style:font-name="Arial" style:font-name-asian="Lucida Sans Unicode" style:font-name-complex="Tahoma"/>
    </style:style>
    <style:style style:family="table-cell" style:name="a56a254">
      <style:table-cell-properties fo:background-color="#e8ebed" style:decimal-places="2"/>
      <style:paragraph-properties style:tab-stop-distance="1.25cm"/>
      <style:text-properties style:font-name="Arial" style:font-name-asian="Lucida Sans Unicode" style:font-name-complex="Tahoma"/>
    </style:style>
    <style:style style:family="table-cell" style:name="af1f33a">
      <style:table-cell-properties fo:background-color="#e8ebed" style:decimal-places="2"/>
      <style:paragraph-properties style:tab-stop-distance="1.25cm"/>
      <style:text-properties style:font-name="Arial" style:font-name-asian="Lucida Sans Unicode" style:font-name-complex="Tahoma"/>
    </style:style>
    <style:style style:family="table-cell" style:name="a0382de">
      <style:table-cell-properties fo:background-color="#e8ebed" style:decimal-places="2"/>
      <style:paragraph-properties style:tab-stop-distance="1.25cm"/>
      <style:text-properties style:font-name="Arial" style:font-name-asian="Lucida Sans Unicode" style:font-name-complex="Tahoma"/>
    </style:style>
    <style:style style:family="table-cell" style:name="a724ae5">
      <style:table-cell-properties fo:background-color="#e8ebed" style:decimal-places="2"/>
      <style:paragraph-properties style:tab-stop-distance="1.25cm"/>
      <style:text-properties style:font-name="Arial" style:font-name-asian="Lucida Sans Unicode" style:font-name-complex="Tahoma"/>
    </style:style>
    <style:style style:family="table-cell" style:name="a935589">
      <style:table-cell-properties fo:background-color="#e8ebed" style:decimal-places="2"/>
      <style:paragraph-properties style:tab-stop-distance="1.25cm"/>
      <style:text-properties style:font-name="Arial" style:font-name-asian="Lucida Sans Unicode" style:font-name-complex="Tahoma"/>
    </style:style>
    <style:style style:family="table-cell" style:name="a60c789">
      <style:table-cell-properties fo:background-color="#e8ebed" style:decimal-places="2"/>
      <style:paragraph-properties style:tab-stop-distance="1.25cm"/>
      <style:text-properties style:font-name="Arial" style:font-name-asian="Lucida Sans Unicode" style:font-name-complex="Tahoma"/>
    </style:style>
    <style:style style:family="table-cell" style:name="a854405">
      <style:table-cell-properties fo:background-color="#e8ebed" style:decimal-places="2"/>
      <style:paragraph-properties style:tab-stop-distance="1.25cm"/>
      <style:text-properties style:font-name="Arial" style:font-name-asian="Lucida Sans Unicode" style:font-name-complex="Tahoma"/>
    </style:style>
    <style:style style:family="table-cell" style:name="ad9cfd3">
      <style:table-cell-properties fo:background-color="#e8ebed" style:decimal-places="2"/>
      <style:paragraph-properties style:tab-stop-distance="1.25cm"/>
      <style:text-properties style:font-name="Arial" style:font-name-asian="Lucida Sans Unicode" style:font-name-complex="Tahoma"/>
    </style:style>
    <style:style style:family="table-cell" style:name="a81b59d">
      <style:table-cell-properties fo:background-color="#e8ebed" style:decimal-places="2"/>
      <style:paragraph-properties style:tab-stop-distance="1.25cm"/>
      <style:text-properties style:font-name="Arial" style:font-name-asian="Lucida Sans Unicode" style:font-name-complex="Tahoma"/>
    </style:style>
    <style:style style:family="table-cell" style:name="aea182b">
      <style:table-cell-properties fo:background-color="#e8ebed" style:decimal-places="2"/>
      <style:paragraph-properties style:tab-stop-distance="1.25cm"/>
      <style:text-properties style:font-name="Arial" style:font-name-asian="Lucida Sans Unicode" style:font-name-complex="Tahoma"/>
    </style:style>
    <style:style style:family="table-cell" style:name="aac70ff">
      <style:table-cell-properties fo:background-color="#e8ebed" style:decimal-places="2"/>
      <style:paragraph-properties style:tab-stop-distance="1.25cm"/>
      <style:text-properties style:font-name="Arial" style:font-name-asian="Lucida Sans Unicode" style:font-name-complex="Tahoma"/>
    </style:style>
    <style:style style:family="table-cell" style:name="a31ffbd">
      <style:table-cell-properties fo:background-color="#e8ebed" style:decimal-places="2"/>
      <style:paragraph-properties style:tab-stop-distance="1.25cm"/>
      <style:text-properties style:font-name="Arial" style:font-name-asian="Lucida Sans Unicode" style:font-name-complex="Tahoma"/>
    </style:style>
    <style:style style:family="table-cell" style:name="a129ed3">
      <style:table-cell-properties fo:background-color="#e8ebed" style:decimal-places="2"/>
      <style:paragraph-properties style:tab-stop-distance="1.25cm"/>
      <style:text-properties style:font-name="Arial" style:font-name-asian="Lucida Sans Unicode" style:font-name-complex="Tahoma"/>
    </style:style>
    <style:style style:family="table-cell" style:name="a3e62ff">
      <style:table-cell-properties fo:background-color="#e8ebed" style:decimal-places="2"/>
      <style:paragraph-properties style:tab-stop-distance="1.25cm"/>
      <style:text-properties style:font-name="Arial" style:font-name-asian="Lucida Sans Unicode" style:font-name-complex="Tahoma"/>
    </style:style>
    <style:style style:family="table-cell" style:name="a1d4076">
      <style:table-cell-properties fo:background-color="#e8ebed" style:decimal-places="2"/>
      <style:paragraph-properties style:tab-stop-distance="1.25cm"/>
      <style:text-properties style:font-name="Arial" style:font-name-asian="Lucida Sans Unicode" style:font-name-complex="Tahoma"/>
    </style:style>
    <style:style style:family="table-cell" style:name="ab018ab">
      <style:table-cell-properties fo:background-color="#e8ebed" style:decimal-places="2"/>
      <style:paragraph-properties style:tab-stop-distance="1.25cm"/>
      <style:text-properties style:font-name="Arial" style:font-name-asian="Lucida Sans Unicode" style:font-name-complex="Tahoma"/>
    </style:style>
    <style:style style:family="table-cell" style:name="a76708f">
      <style:table-cell-properties fo:background-color="#e8ebed" style:decimal-places="2"/>
      <style:paragraph-properties style:tab-stop-distance="1.25cm"/>
      <style:text-properties style:font-name="Arial" style:font-name-asian="Lucida Sans Unicode" style:font-name-complex="Tahoma"/>
    </style:style>
    <style:style style:data-style-name="c79e13e" style:family="table-cell" style:name="a403668">
      <style:table-cell-properties fo:background-color="#e8ebed" style:decimal-places="2"/>
      <style:paragraph-properties style:tab-stop-distance="1.25cm"/>
      <style:text-properties style:font-name="Arial" style:font-name-asian="Lucida Sans Unicode" style:font-name-complex="Tahoma"/>
    </style:style>
    <style:style style:data-style-name="cc9c614" style:family="table-cell" style:name="ac21e98">
      <style:table-cell-properties fo:background-color="#e8ebed" style:decimal-places="2"/>
      <style:paragraph-properties style:tab-stop-distance="1.25cm"/>
      <style:text-properties style:font-name="Arial" style:font-name-asian="Lucida Sans Unicode" style:font-name-complex="Tahoma"/>
    </style:style>
    <style:style style:data-style-name="c06ee26" style:family="table-cell" style:name="acd7922">
      <style:table-cell-properties fo:background-color="#e8ebed" style:decimal-places="2"/>
      <style:paragraph-properties style:tab-stop-distance="1.25cm"/>
      <style:text-properties style:font-name="Arial" style:font-name-asian="Lucida Sans Unicode" style:font-name-complex="Tahoma"/>
    </style:style>
    <style:style style:data-style-name="c9f84d6" style:family="table-cell" style:name="a0dd507">
      <style:table-cell-properties fo:background-color="#e8ebed" style:decimal-places="2"/>
      <style:paragraph-properties style:tab-stop-distance="1.25cm"/>
      <style:text-properties style:font-name="Arial" style:font-name-asian="Lucida Sans Unicode" style:font-name-complex="Tahoma"/>
    </style:style>
    <style:style style:data-style-name="cb1fe42" style:family="table-cell" style:name="ae40928">
      <style:table-cell-properties fo:background-color="#e8ebed" style:decimal-places="2"/>
      <style:paragraph-properties style:tab-stop-distance="1.25cm"/>
      <style:text-properties style:font-name="Arial" style:font-name-asian="Lucida Sans Unicode" style:font-name-complex="Tahoma"/>
    </style:style>
    <style:style style:data-style-name="cc35e53" style:family="table-cell" style:name="a1abeac">
      <style:table-cell-properties style:decimal-places="2"/>
      <style:paragraph-properties style:tab-stop-distance="1.25cm"/>
      <style:text-properties style:font-name="Arial" style:font-name-asian="Lucida Sans Unicode" style:font-name-complex="Tahoma"/>
    </style:style>
    <style:style style:data-style-name="c7f8fe3" style:family="table-cell" style:name="ab41fa6">
      <style:table-cell-properties style:decimal-places="2"/>
      <style:paragraph-properties style:tab-stop-distance="1.25cm"/>
      <style:text-properties style:font-name="Arial" style:font-name-asian="Lucida Sans Unicode" style:font-name-complex="Tahoma"/>
    </style:style>
    <style:style style:data-style-name="c82238b" style:family="table-cell" style:name="a0eb131">
      <style:table-cell-properties style:decimal-places="2"/>
      <style:paragraph-properties style:tab-stop-distance="1.25cm"/>
      <style:text-properties style:font-name="Arial" style:font-name-asian="Lucida Sans Unicode" style:font-name-complex="Tahoma"/>
    </style:style>
    <style:style style:data-style-name="cb3cbfc" style:family="table-cell" style:name="acb27fa">
      <style:table-cell-properties style:decimal-places="2"/>
      <style:paragraph-properties style:tab-stop-distance="1.25cm"/>
      <style:text-properties style:font-name="Arial" style:font-name-asian="Lucida Sans Unicode" style:font-name-complex="Tahoma"/>
    </style:style>
    <style:style style:data-style-name="caf87f6" style:family="table-cell" style:name="a78caf7">
      <style:table-cell-properties style:decimal-places="2"/>
      <style:paragraph-properties style:tab-stop-distance="1.25cm"/>
      <style:text-properties style:font-name="Arial" style:font-name-asian="Lucida Sans Unicode" style:font-name-complex="Tahoma"/>
    </style:style>
    <style:style style:family="table-cell" style:name="a51f7ca">
      <style:table-cell-properties fo:wrap-option="wrap" style:decimal-places="2"/>
      <style:paragraph-properties style:tab-stop-distance="1.25cm"/>
      <style:text-properties style:font-name="Arial" style:font-name-asian="Lucida Sans Unicode" style:font-name-complex="Tahoma"/>
    </style:style>
    <style:style style:family="table-cell" style:name="acfe03a">
      <style:table-cell-properties fo:background-color="#e8ebed" style:decimal-places="2"/>
      <style:paragraph-properties style:tab-stop-distance="1.25cm"/>
      <style:text-properties style:font-name="Arial" style:font-name-asian="Lucida Sans Unicode" style:font-name-complex="Tahoma"/>
    </style:style>
    <style:style style:family="table-cell" style:name="a72d8f9">
      <style:table-cell-properties fo:background-color="#e8ebed" style:decimal-places="2"/>
      <style:paragraph-properties style:tab-stop-distance="1.25cm"/>
      <style:text-properties style:font-name="Arial" style:font-name-asian="Lucida Sans Unicode" style:font-name-complex="Tahoma"/>
    </style:style>
    <style:style style:family="table-cell" style:name="a83321e">
      <style:table-cell-properties fo:background-color="#e8ebed" style:decimal-places="2"/>
      <style:paragraph-properties style:tab-stop-distance="1.25cm"/>
      <style:text-properties style:font-name="Arial" style:font-name-asian="Lucida Sans Unicode" style:font-name-complex="Tahoma"/>
    </style:style>
    <style:style style:family="table-cell" style:name="a619626">
      <style:table-cell-properties fo:background-color="#e8ebed" style:decimal-places="2"/>
      <style:paragraph-properties style:tab-stop-distance="1.25cm"/>
      <style:text-properties style:font-name="Arial" style:font-name-asian="Lucida Sans Unicode" style:font-name-complex="Tahoma"/>
    </style:style>
    <style:style style:family="table-cell" style:name="abbed91">
      <style:table-cell-properties fo:background-color="#e8ebed" style:decimal-places="2"/>
      <style:paragraph-properties style:tab-stop-distance="1.25cm"/>
      <style:text-properties style:font-name="Arial" style:font-name-asian="Lucida Sans Unicode" style:font-name-complex="Tahoma"/>
    </style:style>
    <style:style style:family="table-cell" style:name="a657ab5">
      <style:table-cell-properties fo:background-color="#e8ebed" style:decimal-places="2"/>
      <style:paragraph-properties style:tab-stop-distance="1.25cm"/>
      <style:text-properties style:font-name="Arial" style:font-name-asian="Lucida Sans Unicode" style:font-name-complex="Tahoma"/>
    </style:style>
    <style:style style:family="table-cell" style:name="a4137b6">
      <style:table-cell-properties fo:background-color="#e8ebed" style:decimal-places="2"/>
      <style:paragraph-properties style:tab-stop-distance="1.25cm"/>
      <style:text-properties style:font-name="Arial" style:font-name-asian="Lucida Sans Unicode" style:font-name-complex="Tahoma"/>
    </style:style>
    <style:style style:family="table-cell" style:name="ab1ffbf">
      <style:table-cell-properties fo:background-color="#e8ebed" style:decimal-places="2"/>
      <style:paragraph-properties style:tab-stop-distance="1.25cm"/>
      <style:text-properties style:font-name="Arial" style:font-name-asian="Lucida Sans Unicode" style:font-name-complex="Tahoma"/>
    </style:style>
    <style:style style:family="table-cell" style:name="a2bc968">
      <style:table-cell-properties fo:background-color="#e8ebed" style:decimal-places="2"/>
      <style:paragraph-properties style:tab-stop-distance="1.25cm"/>
      <style:text-properties style:font-name="Arial" style:font-name-asian="Lucida Sans Unicode" style:font-name-complex="Tahoma"/>
    </style:style>
    <style:style style:family="table-cell" style:name="a779227">
      <style:table-cell-properties fo:background-color="#e8ebed" style:decimal-places="2"/>
      <style:paragraph-properties style:tab-stop-distance="1.25cm"/>
      <style:text-properties style:font-name="Arial" style:font-name-asian="Lucida Sans Unicode" style:font-name-complex="Tahoma"/>
    </style:style>
    <style:style style:family="table-cell" style:name="a74634c">
      <style:table-cell-properties fo:background-color="#e8ebed" style:decimal-places="2"/>
      <style:paragraph-properties style:tab-stop-distance="1.25cm"/>
      <style:text-properties style:font-name="Arial" style:font-name-asian="Lucida Sans Unicode" style:font-name-complex="Tahoma"/>
    </style:style>
    <style:style style:family="table-cell" style:name="a5e9628">
      <style:table-cell-properties fo:background-color="#e8ebed" style:decimal-places="2"/>
      <style:paragraph-properties style:tab-stop-distance="1.25cm"/>
      <style:text-properties style:font-name="Arial" style:font-name-asian="Lucida Sans Unicode" style:font-name-complex="Tahoma"/>
    </style:style>
    <style:style style:family="table-cell" style:name="a7b0f4d">
      <style:table-cell-properties fo:background-color="#e8ebed" style:decimal-places="2"/>
      <style:paragraph-properties style:tab-stop-distance="1.25cm"/>
      <style:text-properties style:font-name="Arial" style:font-name-asian="Lucida Sans Unicode" style:font-name-complex="Tahoma"/>
    </style:style>
    <style:style style:family="table-cell" style:name="a25cdd1">
      <style:table-cell-properties fo:background-color="#e8ebed" style:decimal-places="2"/>
      <style:paragraph-properties style:tab-stop-distance="1.25cm"/>
      <style:text-properties style:font-name="Arial" style:font-name-asian="Lucida Sans Unicode" style:font-name-complex="Tahoma"/>
    </style:style>
    <style:style style:family="table-cell" style:name="a4ae18d">
      <style:table-cell-properties fo:background-color="#e8ebed" style:decimal-places="2"/>
      <style:paragraph-properties style:tab-stop-distance="1.25cm"/>
      <style:text-properties style:font-name="Arial" style:font-name-asian="Lucida Sans Unicode" style:font-name-complex="Tahoma"/>
    </style:style>
    <style:style style:family="table-cell" style:name="a2c2826">
      <style:table-cell-properties fo:background-color="#e8ebed" style:decimal-places="2"/>
      <style:paragraph-properties style:tab-stop-distance="1.25cm"/>
      <style:text-properties style:font-name="Arial" style:font-name-asian="Lucida Sans Unicode" style:font-name-complex="Tahoma"/>
    </style:style>
    <style:style style:family="table-cell" style:name="ae34142">
      <style:table-cell-properties fo:background-color="#e8ebed" style:decimal-places="2"/>
      <style:paragraph-properties style:tab-stop-distance="1.25cm"/>
      <style:text-properties style:font-name="Arial" style:font-name-asian="Lucida Sans Unicode" style:font-name-complex="Tahoma"/>
    </style:style>
    <style:style style:data-style-name="c68340b" style:family="table-cell" style:name="aab5adf">
      <style:table-cell-properties fo:background-color="#e8ebed" style:decimal-places="2"/>
      <style:paragraph-properties style:tab-stop-distance="1.25cm"/>
      <style:text-properties style:font-name="Arial" style:font-name-asian="Lucida Sans Unicode" style:font-name-complex="Tahoma"/>
    </style:style>
    <style:style style:data-style-name="c0cf492" style:family="table-cell" style:name="aa4c11a">
      <style:table-cell-properties fo:background-color="#e8ebed" style:decimal-places="2"/>
      <style:paragraph-properties style:tab-stop-distance="1.25cm"/>
      <style:text-properties style:font-name="Arial" style:font-name-asian="Lucida Sans Unicode" style:font-name-complex="Tahoma"/>
    </style:style>
    <style:style style:data-style-name="c3987a8" style:family="table-cell" style:name="ac90d4e">
      <style:table-cell-properties fo:background-color="#e8ebed" style:decimal-places="2"/>
      <style:paragraph-properties style:tab-stop-distance="1.25cm"/>
      <style:text-properties style:font-name="Arial" style:font-name-asian="Lucida Sans Unicode" style:font-name-complex="Tahoma"/>
    </style:style>
    <style:style style:data-style-name="c934933" style:family="table-cell" style:name="a7dad71">
      <style:table-cell-properties fo:background-color="#e8ebed" style:decimal-places="2"/>
      <style:paragraph-properties style:tab-stop-distance="1.25cm"/>
      <style:text-properties style:font-name="Arial" style:font-name-asian="Lucida Sans Unicode" style:font-name-complex="Tahoma"/>
    </style:style>
    <style:style style:data-style-name="c8bcc7b" style:family="table-cell" style:name="a148c23">
      <style:table-cell-properties fo:background-color="#e8ebed" style:decimal-places="2"/>
      <style:paragraph-properties style:tab-stop-distance="1.25cm"/>
      <style:text-properties style:font-name="Arial" style:font-name-asian="Lucida Sans Unicode" style:font-name-complex="Tahoma"/>
    </style:style>
    <style:style style:data-style-name="c1f29c8" style:family="table-cell" style:name="a146229">
      <style:table-cell-properties style:decimal-places="2"/>
      <style:paragraph-properties style:tab-stop-distance="1.25cm"/>
      <style:text-properties style:font-name="Arial" style:font-name-asian="Lucida Sans Unicode" style:font-name-complex="Tahoma"/>
    </style:style>
    <style:style style:data-style-name="ccd2d57" style:family="table-cell" style:name="a4d4fbd">
      <style:table-cell-properties style:decimal-places="2"/>
      <style:paragraph-properties style:tab-stop-distance="1.25cm"/>
      <style:text-properties style:font-name="Arial" style:font-name-asian="Lucida Sans Unicode" style:font-name-complex="Tahoma"/>
    </style:style>
    <style:style style:data-style-name="c46121f" style:family="table-cell" style:name="a5f3560">
      <style:table-cell-properties style:decimal-places="2"/>
      <style:paragraph-properties style:tab-stop-distance="1.25cm"/>
      <style:text-properties style:font-name="Arial" style:font-name-asian="Lucida Sans Unicode" style:font-name-complex="Tahoma"/>
    </style:style>
    <style:style style:data-style-name="c05c4d8" style:family="table-cell" style:name="a418030">
      <style:table-cell-properties style:decimal-places="2"/>
      <style:paragraph-properties style:tab-stop-distance="1.25cm"/>
      <style:text-properties style:font-name="Arial" style:font-name-asian="Lucida Sans Unicode" style:font-name-complex="Tahoma"/>
    </style:style>
    <style:style style:data-style-name="c565a4e" style:family="table-cell" style:name="a771600">
      <style:table-cell-properties style:decimal-places="2"/>
      <style:paragraph-properties style:tab-stop-distance="1.25cm"/>
      <style:text-properties style:font-name="Arial" style:font-name-asian="Lucida Sans Unicode" style:font-name-complex="Tahoma"/>
    </style:style>
    <style:style style:family="table-cell" style:name="a9101ac">
      <style:table-cell-properties fo:border-bottom="1.0pt solid #000000" style:decimal-places="2"/>
      <style:paragraph-properties style:tab-stop-distance="1.25cm"/>
      <style:text-properties fo:font-weight="bold" style:font-name="Arial" style:font-name-asian="Lucida Sans Unicode" style:font-name-complex="Tahoma"/>
    </style:style>
    <style:style style:family="table-cell" style:name="a2dadfd">
      <style:table-cell-properties fo:border-bottom="1.0pt solid #000000" style:decimal-places="2"/>
      <style:paragraph-properties style:tab-stop-distance="1.25cm"/>
      <style:text-properties fo:font-weight="bold" style:font-name="Arial" style:font-name-asian="Lucida Sans Unicode" style:font-name-complex="Tahoma"/>
    </style:style>
    <style:style style:family="table-cell" style:name="adfb068">
      <style:table-cell-properties fo:border-bottom="1.0pt solid #000000" style:decimal-places="2"/>
      <style:paragraph-properties style:tab-stop-distance="1.25cm"/>
      <style:text-properties fo:font-weight="bold" style:font-name="Arial" style:font-name-asian="Lucida Sans Unicode" style:font-name-complex="Tahoma"/>
    </style:style>
    <style:style style:family="table-cell" style:name="ab14459">
      <style:table-cell-properties fo:border-bottom="1.0pt solid #000000" style:decimal-places="2"/>
      <style:paragraph-properties style:tab-stop-distance="1.25cm"/>
      <style:text-properties fo:font-weight="bold" style:font-name="Arial" style:font-name-asian="Lucida Sans Unicode" style:font-name-complex="Tahoma"/>
    </style:style>
    <style:style style:family="table-cell" style:name="a193cfe">
      <style:table-cell-properties fo:border-bottom="1.0pt solid #000000" style:decimal-places="2"/>
      <style:paragraph-properties style:tab-stop-distance="1.25cm"/>
      <style:text-properties fo:font-weight="bold" style:font-name="Arial" style:font-name-asian="Lucida Sans Unicode" style:font-name-complex="Tahoma"/>
    </style:style>
    <style:style style:family="table-cell" style:name="a18ce64">
      <style:table-cell-properties fo:border-bottom="1.0pt solid #000000" style:decimal-places="2"/>
      <style:paragraph-properties style:tab-stop-distance="1.25cm"/>
      <style:text-properties fo:font-weight="bold" style:font-name="Arial" style:font-name-asian="Lucida Sans Unicode" style:font-name-complex="Tahoma"/>
    </style:style>
    <style:style style:family="table-cell" style:name="aebae3a">
      <style:table-cell-properties fo:border-bottom="1.0pt solid #000000" style:decimal-places="2"/>
      <style:paragraph-properties style:tab-stop-distance="1.25cm"/>
      <style:text-properties fo:font-weight="bold" style:font-name="Arial" style:font-name-asian="Lucida Sans Unicode" style:font-name-complex="Tahoma"/>
    </style:style>
    <style:style style:family="table-cell" style:name="a414a69">
      <style:table-cell-properties fo:border-bottom="1.0pt solid #000000" style:decimal-places="2"/>
      <style:paragraph-properties style:tab-stop-distance="1.25cm"/>
      <style:text-properties fo:font-weight="bold" style:font-name="Arial" style:font-name-asian="Lucida Sans Unicode" style:font-name-complex="Tahoma"/>
    </style:style>
    <style:style style:family="table-cell" style:name="a087215">
      <style:table-cell-properties fo:border-bottom="1.0pt solid #000000" style:decimal-places="2"/>
      <style:paragraph-properties style:tab-stop-distance="1.25cm"/>
      <style:text-properties fo:font-weight="bold" style:font-name="Arial" style:font-name-asian="Lucida Sans Unicode" style:font-name-complex="Tahoma"/>
    </style:style>
    <style:style style:family="table-cell" style:name="abaf7fc">
      <style:table-cell-properties fo:border-bottom="1.0pt solid #000000" style:decimal-places="2"/>
      <style:paragraph-properties style:tab-stop-distance="1.25cm"/>
      <style:text-properties fo:font-weight="bold" style:font-name="Arial" style:font-name-asian="Lucida Sans Unicode" style:font-name-complex="Tahoma"/>
    </style:style>
    <style:style style:family="table-cell" style:name="a0aff29">
      <style:table-cell-properties fo:border-bottom="1.0pt solid #000000" style:decimal-places="2"/>
      <style:paragraph-properties style:tab-stop-distance="1.25cm"/>
      <style:text-properties fo:font-weight="bold" style:font-name="Arial" style:font-name-asian="Lucida Sans Unicode" style:font-name-complex="Tahoma"/>
    </style:style>
    <style:style style:family="table-cell" style:name="a016b95">
      <style:table-cell-properties fo:border-bottom="1.0pt solid #000000" style:decimal-places="2"/>
      <style:paragraph-properties style:tab-stop-distance="1.25cm"/>
      <style:text-properties fo:font-weight="bold" style:font-name="Arial" style:font-name-asian="Lucida Sans Unicode" style:font-name-complex="Tahoma"/>
    </style:style>
    <style:style style:family="table-cell" style:name="a83a2a5">
      <style:table-cell-properties fo:border-bottom="1.0pt solid #000000" style:decimal-places="2"/>
      <style:paragraph-properties style:tab-stop-distance="1.25cm"/>
      <style:text-properties fo:font-weight="bold" style:font-name="Arial" style:font-name-asian="Lucida Sans Unicode" style:font-name-complex="Tahoma"/>
    </style:style>
    <style:style style:family="table-cell" style:name="a094060">
      <style:table-cell-properties fo:border-bottom="1.0pt solid #000000" style:decimal-places="2"/>
      <style:paragraph-properties style:tab-stop-distance="1.25cm"/>
      <style:text-properties fo:font-weight="bold" style:font-name="Arial" style:font-name-asian="Lucida Sans Unicode" style:font-name-complex="Tahoma"/>
    </style:style>
    <style:style style:family="table-cell" style:name="a7958d7">
      <style:table-cell-properties fo:border-bottom="1.0pt solid #000000" style:decimal-places="2"/>
      <style:paragraph-properties style:tab-stop-distance="1.25cm"/>
      <style:text-properties fo:font-weight="bold" style:font-name="Arial" style:font-name-asian="Lucida Sans Unicode" style:font-name-complex="Tahoma"/>
    </style:style>
    <style:style style:family="table-cell" style:name="a687535">
      <style:table-cell-properties fo:border-bottom="1.0pt solid #000000" style:decimal-places="2"/>
      <style:paragraph-properties style:tab-stop-distance="1.25cm"/>
      <style:text-properties fo:font-weight="bold" style:font-name="Arial" style:font-name-asian="Lucida Sans Unicode" style:font-name-complex="Tahoma"/>
    </style:style>
    <style:style style:family="table-cell" style:name="a6e62cd">
      <style:table-cell-properties fo:border-bottom="1.0pt solid #000000" style:decimal-places="2"/>
      <style:paragraph-properties style:tab-stop-distance="1.25cm"/>
      <style:text-properties fo:font-weight="bold" style:font-name="Arial" style:font-name-asian="Lucida Sans Unicode" style:font-name-complex="Tahoma"/>
    </style:style>
    <style:style style:family="table-cell" style:name="a37abac">
      <style:table-cell-properties fo:border-bottom="1.0pt solid #000000" style:decimal-places="2"/>
      <style:paragraph-properties style:tab-stop-distance="1.25cm"/>
      <style:text-properties fo:font-weight="bold" style:font-name="Arial" style:font-name-asian="Lucida Sans Unicode" style:font-name-complex="Tahoma"/>
    </style:style>
    <style:style style:family="table-cell" style:name="aa35bd6">
      <style:table-cell-properties fo:border-bottom="1.0pt solid #000000" style:decimal-places="2"/>
      <style:paragraph-properties style:tab-stop-distance="1.25cm"/>
      <style:text-properties fo:font-weight="bold" style:font-name="Arial" style:font-name-asian="Lucida Sans Unicode" style:font-name-complex="Tahoma"/>
    </style:style>
    <style:style style:family="table-cell" style:name="ae186d0">
      <style:table-cell-properties fo:border-bottom="1.0pt solid #000000" style:decimal-places="2"/>
      <style:paragraph-properties style:tab-stop-distance="1.25cm"/>
      <style:text-properties fo:font-weight="bold" style:font-name="Arial" style:font-name-asian="Lucida Sans Unicode" style:font-name-complex="Tahoma"/>
    </style:style>
    <style:style style:family="table-cell" style:name="a401dd4">
      <style:table-cell-properties fo:border-bottom="1.0pt solid #000000" style:decimal-places="2"/>
      <style:paragraph-properties style:tab-stop-distance="1.25cm"/>
      <style:text-properties fo:font-weight="bold" style:font-name="Arial" style:font-name-asian="Lucida Sans Unicode" style:font-name-complex="Tahoma"/>
    </style:style>
    <style:style style:family="table-cell" style:name="a8488f5">
      <style:table-cell-properties fo:border-bottom="1.0pt solid #000000" style:decimal-places="2"/>
      <style:paragraph-properties style:tab-stop-distance="1.25cm"/>
      <style:text-properties fo:font-weight="bold" style:font-name="Arial" style:font-name-asian="Lucida Sans Unicode" style:font-name-complex="Tahoma"/>
    </style:style>
    <style:style style:family="table-column" style:name="co1">
      <style:table-column-properties fo:break-before="auto" style:column-width="2.267cm"/>
    </style:style>
    <style:style style:family="table-row" style:name="ro1">
      <style:table-row-properties fo:break-before="auto" style:row-height="0.453cm" style:use-optimal-row-height="true"/>
    </style:style>
    <style:style style:family="table" style:master-page-name="Default" style:name="ta1">
      <style:table-properties style:writing-mode="lr-tb" table:display="true"/>
    </style:style>
    <number:currency-style style:name="c565a4e">
      <number:number number:decimal-places="2" number:grouping="true" number:min-integer-digits="1"/>
      <number:text> </number:text>
      <number:currency-symbol>BRL</number:currency-symbol>
    </number:currency-style>
    <number:currency-style style:name="c05c4d8">
      <number:number number:decimal-places="2" number:grouping="true" number:min-integer-digits="1"/>
      <number:text> </number:text>
      <number:currency-symbol>BRL</number:currency-symbol>
    </number:currency-style>
    <number:currency-style style:name="c46121f">
      <number:number number:decimal-places="2" number:grouping="true" number:min-integer-digits="1"/>
      <number:text> </number:text>
      <number:currency-symbol>BRL</number:currency-symbol>
    </number:currency-style>
    <number:currency-style style:name="ccd2d57">
      <number:number number:decimal-places="2" number:grouping="true" number:min-integer-digits="1"/>
      <number:text> </number:text>
      <number:currency-symbol>BRL</number:currency-symbol>
    </number:currency-style>
    <number:currency-style style:name="c1f29c8">
      <number:number number:decimal-places="2" number:grouping="true" number:min-integer-digits="1"/>
      <number:text> </number:text>
      <number:currency-symbol>BRL</number:currency-symbol>
    </number:currency-style>
    <number:currency-style style:name="c8bcc7b">
      <number:number number:decimal-places="2" number:grouping="true" number:min-integer-digits="1"/>
      <number:text> </number:text>
      <number:currency-symbol>BRL</number:currency-symbol>
    </number:currency-style>
    <number:currency-style style:name="c934933">
      <number:number number:decimal-places="2" number:grouping="true" number:min-integer-digits="1"/>
      <number:text> </number:text>
      <number:currency-symbol>BRL</number:currency-symbol>
    </number:currency-style>
    <number:currency-style style:name="c3987a8">
      <number:number number:decimal-places="2" number:grouping="true" number:min-integer-digits="1"/>
      <number:text> </number:text>
      <number:currency-symbol>BRL</number:currency-symbol>
    </number:currency-style>
    <number:currency-style style:name="c0cf492">
      <number:number number:decimal-places="2" number:grouping="true" number:min-integer-digits="1"/>
      <number:text> </number:text>
      <number:currency-symbol>BRL</number:currency-symbol>
    </number:currency-style>
    <number:currency-style style:name="c68340b">
      <number:number number:decimal-places="2" number:grouping="true" number:min-integer-digits="1"/>
      <number:text> </number:text>
      <number:currency-symbol>BRL</number:currency-symbol>
    </number:currency-style>
    <number:currency-style style:name="caf87f6">
      <number:number number:decimal-places="2" number:grouping="true" number:min-integer-digits="1"/>
      <number:text> </number:text>
      <number:currency-symbol>BRL</number:currency-symbol>
    </number:currency-style>
    <number:currency-style style:name="cb3cbfc">
      <number:number number:decimal-places="2" number:grouping="true" number:min-integer-digits="1"/>
      <number:text> </number:text>
      <number:currency-symbol>BRL</number:currency-symbol>
    </number:currency-style>
    <number:currency-style style:name="c82238b">
      <number:number number:decimal-places="2" number:grouping="true" number:min-integer-digits="1"/>
      <number:text> </number:text>
      <number:currency-symbol>BRL</number:currency-symbol>
    </number:currency-style>
    <number:currency-style style:name="c7f8fe3">
      <number:number number:decimal-places="2" number:grouping="true" number:min-integer-digits="1"/>
      <number:text> </number:text>
      <number:currency-symbol>BRL</number:currency-symbol>
    </number:currency-style>
    <number:currency-style style:name="cc35e53">
      <number:number number:decimal-places="2" number:grouping="true" number:min-integer-digits="1"/>
      <number:text> </number:text>
      <number:currency-symbol>BRL</number:currency-symbol>
    </number:currency-style>
    <number:currency-style style:name="cb1fe42">
      <number:number number:decimal-places="2" number:grouping="true" number:min-integer-digits="1"/>
      <number:text> </number:text>
      <number:currency-symbol>BRL</number:currency-symbol>
    </number:currency-style>
    <number:currency-style style:name="c9f84d6">
      <number:number number:decimal-places="2" number:grouping="true" number:min-integer-digits="1"/>
      <number:text> </number:text>
      <number:currency-symbol>BRL</number:currency-symbol>
    </number:currency-style>
    <number:currency-style style:name="c06ee26">
      <number:number number:decimal-places="2" number:grouping="true" number:min-integer-digits="1"/>
      <number:text> </number:text>
      <number:currency-symbol>BRL</number:currency-symbol>
    </number:currency-style>
    <number:currency-style style:name="cc9c614">
      <number:number number:decimal-places="2" number:grouping="true" number:min-integer-digits="1"/>
      <number:text> </number:text>
      <number:currency-symbol>BRL</number:currency-symbol>
    </number:currency-style>
    <number:currency-style style:name="c79e13e">
      <number:number number:decimal-places="2" number:grouping="true" number:min-integer-digits="1"/>
      <number:text> </number:text>
      <number:currency-symbol>BRL</number:currency-symbol>
    </number:currency-style>
    <number:currency-style style:name="c1fb748">
      <number:number number:decimal-places="2" number:grouping="true" number:min-integer-digits="1"/>
      <number:text> </number:text>
      <number:currency-symbol>BRL</number:currency-symbol>
    </number:currency-style>
    <number:currency-style style:name="c7f0f24">
      <number:number number:decimal-places="2" number:grouping="true" number:min-integer-digits="1"/>
      <number:text> </number:text>
      <number:currency-symbol>BRL</number:currency-symbol>
    </number:currency-style>
    <number:currency-style style:name="c394839">
      <number:number number:decimal-places="2" number:grouping="true" number:min-integer-digits="1"/>
      <number:text> </number:text>
      <number:currency-symbol>BRL</number:currency-symbol>
    </number:currency-style>
    <number:currency-style style:name="cfa9d3a">
      <number:number number:decimal-places="2" number:grouping="true" number:min-integer-digits="1"/>
      <number:text> </number:text>
      <number:currency-symbol>BRL</number:currency-symbol>
    </number:currency-style>
    <number:currency-style style:name="ce06273">
      <number:number number:decimal-places="2" number:grouping="true" number:min-integer-digits="1"/>
      <number:text> </number:text>
      <number:currency-symbol>BRL</number:currency-symbol>
    </number:currency-style>
    <number:currency-style style:name="cecd6dc">
      <number:number number:decimal-places="2" number:grouping="true" number:min-integer-digits="1"/>
      <number:text> </number:text>
      <number:currency-symbol>BRL</number:currency-symbol>
    </number:currency-style>
    <number:currency-style style:name="c0f2ece">
      <number:number number:decimal-places="2" number:grouping="true" number:min-integer-digits="1"/>
      <number:text> </number:text>
      <number:currency-symbol>BRL</number:currency-symbol>
    </number:currency-style>
    <number:currency-style style:name="c9c7542">
      <number:number number:decimal-places="2" number:grouping="true" number:min-integer-digits="1"/>
      <number:text> </number:text>
      <number:currency-symbol>BRL</number:currency-symbol>
    </number:currency-style>
    <number:currency-style style:name="cd42cf7">
      <number:number number:decimal-places="2" number:grouping="true" number:min-integer-digits="1"/>
      <number:text> </number:text>
      <number:currency-symbol>BRL</number:currency-symbol>
    </number:currency-style>
    <number:currency-style style:name="cfa6af5">
      <number:number number:decimal-places="2" number:grouping="true" number:min-integer-digits="1"/>
      <number:text> </number:text>
      <number:currency-symbol>BRL</number:currency-symbol>
    </number:currency-style>
    <number:currency-style style:name="c972bd3">
      <number:number number:decimal-places="2" number:grouping="true" number:min-integer-digits="1"/>
      <number:text> </number:text>
      <number:currency-symbol>BRL</number:currency-symbol>
    </number:currency-style>
    <number:currency-style style:name="ceb9b0a">
      <number:number number:decimal-places="2" number:grouping="true" number:min-integer-digits="1"/>
      <number:text> </number:text>
      <number:currency-symbol>BRL</number:currency-symbol>
    </number:currency-style>
    <number:currency-style style:name="c751dd9">
      <number:number number:decimal-places="2" number:grouping="true" number:min-integer-digits="1"/>
      <number:text> </number:text>
      <number:currency-symbol>BRL</number:currency-symbol>
    </number:currency-style>
    <number:currency-style style:name="cc4e46c">
      <number:number number:decimal-places="2" number:grouping="true" number:min-integer-digits="1"/>
      <number:text> </number:text>
      <number:currency-symbol>BRL</number:currency-symbol>
    </number:currency-style>
    <number:currency-style style:name="ce955b9">
      <number:number number:decimal-places="2" number:grouping="true" number:min-integer-digits="1"/>
      <number:text> </number:text>
      <number:currency-symbol>BRL</number:currency-symbol>
    </number:currency-style>
    <number:currency-style style:name="c0823a0">
      <number:number number:decimal-places="2" number:grouping="true" number:min-integer-digits="1"/>
      <number:text> </number:text>
      <number:currency-symbol>BRL</number:currency-symbol>
    </number:currency-style>
    <number:currency-style style:name="c6f0b20">
      <number:number number:decimal-places="2" number:grouping="true" number:min-integer-digits="1"/>
      <number:text> </number:text>
      <number:currency-symbol>BRL</number:currency-symbol>
    </number:currency-style>
    <number:currency-style style:name="cf543d7">
      <number:number number:decimal-places="2" number:grouping="true" number:min-integer-digits="1"/>
      <number:text> </number:text>
      <number:currency-symbol>BRL</number:currency-symbol>
    </number:currency-style>
    <number:currency-style style:name="c82300c">
      <number:number number:decimal-places="2" number:grouping="true" number:min-integer-digits="1"/>
      <number:text> </number:text>
      <number:currency-symbol>BRL</number:currency-symbol>
    </number:currency-style>
    <number:currency-style style:name="cfb1100">
      <number:number number:decimal-places="2" number:grouping="true" number:min-integer-digits="1"/>
      <number:text> </number:text>
      <number:currency-symbol>BRL</number:currency-symbol>
    </number:currency-style>
    <number:currency-style style:name="c4b34c3">
      <number:number number:decimal-places="2" number:grouping="true" number:min-integer-digits="1"/>
      <number:text> </number:text>
      <number:currency-symbol>BRL</number:currency-symbol>
    </number:currency-style>
    <number:currency-style style:name="c9df44b">
      <number:number number:decimal-places="2" number:grouping="true" number:min-integer-digits="1"/>
      <number:text> </number:text>
      <number:currency-symbol>BRL</number:currency-symbol>
    </number:currency-style>
    <number:currency-style style:name="c7e391d">
      <number:number number:decimal-places="2" number:grouping="true" number:min-integer-digits="1"/>
      <number:text> </number:text>
      <number:currency-symbol>BRL</number:currency-symbol>
    </number:currency-style>
    <number:currency-style style:name="cf215cb">
      <number:number number:decimal-places="2" number:grouping="true" number:min-integer-digits="1"/>
      <number:text> </number:text>
      <number:currency-symbol>BRL</number:currency-symbol>
    </number:currency-style>
    <number:currency-style style:name="cd26583">
      <number:number number:decimal-places="2" number:grouping="true" number:min-integer-digits="1"/>
      <number:text> </number:text>
      <number:currency-symbol>BRL</number:currency-symbol>
    </number:currency-style>
  </office:automatic-styles>
  <office:body>
    <office:spreadsheet>
      <table:table table:name="Export" table:print="false" table:style-name="ta1">
        <table:table-column table:default-cell-style-name="Default" table:style-name="co1"/>
        <table:table-column table:default-cell-style-name="Default" table:style-name="co1"/>
        <table:table-column table:default-cell-style-name="Default" table:style-name="co1"/>
        <table:table-column table:default-cell-style-name="Default" table:style-name="co1"/>
        <table:table-column table:default-cell-style-name="Default" table:style-name="co1"/>
        <table:table-column table:default-cell-style-name="Default" table:style-name="co1"/>
        <table:table-column table:default-cell-style-name="Default" table:style-name="co1"/>
        <table:table-column table:default-cell-style-name="Default" table:style-name="co1"/>
        <table:table-column table:default-cell-style-name="Default" table:style-name="co1"/>
        <table:table-column table:default-cell-style-name="Default" table:style-name="co1"/>
        <table:table-column table:default-cell-style-name="Default" table:style-name="co1"/>
        <table:table-column table:default-cell-style-name="Default" table:style-name="co1"/>
        <table:table-column table:default-cell-style-name="Default" table:style-name="co1"/>
        <table:table-column table:default-cell-style-name="Default" table:style-name="co1"/>
        <table:table-column table:default-cell-style-name="Default" table:style-name="co1"/>
        <table:table-column table:default-cell-style-name="Default" table:style-name="co1"/>
        <table:table-column table:default-cell-style-name="Default" table:style-name="co1"/>
        <table:table-column table:default-cell-style-name="Default" table:style-name="co1"/>
        <table:table-column table:default-cell-style-name="Default" table:style-name="co1"/>
        <table:table-column table:default-cell-style-name="Default" table:style-name="co1"/>
        <table:table-column table:default-cell-style-name="Default" table:style-name="co1"/>
        <table:table-column table:default-cell-style-name="Default" table:style-name="co1"/>
        <table:table-row table:style-name="ro1">
          <table:table-cell office:string-value="ID" office:value-type="string" table:style-name="a8488f5">
            <text:p>ID</text:p>
          </table:table-cell>
          <table:table-cell office:string-value="Item Number" office:value-type="string" table:style-name="a401dd4">
            <text:p>Item Number</text:p>
          </table:table-cell>
          <table:table-cell office:string-value="Name" office:value-type="string" table:style-name="ae186d0">
            <text:p>Name</text:p>
          </table:table-cell>
          <table:table-cell office:string-value="Category" office:value-type="string" table:style-name="aa35bd6">
            <text:p>Category</text:p>
          </table:table-cell>
          <table:table-cell office:string-value="Description" office:value-type="string" table:style-name="a37abac">
            <text:p>Description</text:p>
          </table:table-cell>
          <table:table-cell office:string-value="Price (1)" office:value-type="string" table:style-name="a6e62cd">
            <text:p>Price (1)</text:p>
          </table:table-cell>
          <table:table-cell office:string-value="Price (2)" office:value-type="string" table:style-name="a687535">
            <text:p>Price (2)</text:p>
          </table:table-cell>
          <table:table-cell office:string-value="Price (3)" office:value-type="string" table:style-name="a7958d7">
            <text:p>Price (3)</text:p>
          </table:table-cell>
          <table:table-cell office:string-value="Price (4)" office:value-type="string" table:style-name="a094060">
            <text:p>Price (4)</text:p>
          </table:table-cell>
          <table:table-cell office:string-value="Price (5)" office:value-type="string" table:style-name="a83a2a5">
            <text:p>Price (5)</text:p>
          </table:table-cell>
          <table:table-cell office:string-value="Stock (1)" office:value-type="string" table:style-name="a016b95">
            <text:p>Stock (1)</text:p>
          </table:table-cell>
          <table:table-cell office:string-value="Stock (2)" office:value-type="string" table:style-name="a0aff29">
            <text:p>Stock (2)</text:p>
          </table:table-cell>
          <table:table-cell office:string-value="Stock (3)" office:value-type="string" table:style-name="abaf7fc">
            <text:p>Stock (3)</text:p>
          </table:table-cell>
          <table:table-cell office:string-value="Stock (4)" office:value-type="string" table:style-name="a087215">
            <text:p>Stock (4)</text:p>
          </table:table-cell>
          <table:table-cell office:string-value="Stock (5)" office:value-type="string" table:style-name="a414a69">
            <text:p>Stock (5)</text:p>
          </table:table-cell>
          <table:table-cell office:string-value="VAT" office:value-type="string" table:style-name="aebae3a">
            <text:p>VAT</text:p>
          </table:table-cell>
          <table:table-cell office:string-value="Options" office:value-type="string" table:style-name="a18ce64">
            <text:p>Options</text:p>
          </table:table-cell>
          <table:table-cell office:string-value="Weight (kg)" office:value-type="string" table:style-name="a193cfe">
            <text:p>Weight (kg)</text:p>
          </table:table-cell>
          <table:table-cell office:string-value="Unit" office:value-type="string" table:style-name="ab14459">
            <text:p>Unit</text:p>
          </table:table-cell>
          <table:table-cell office:string-value="Date" office:value-type="string" table:style-name="adfb068">
            <text:p>Date</text:p>
          </table:table-cell>
          <table:table-cell office:string-value="Stock" office:value-type="string" table:style-name="a2dadfd">
            <text:p>Stock</text:p>
          </table:table-cell>
          <table:table-cell office:string-value="Web Shop" office:value-type="string" table:style-name="a9101ac">
            <text:p>Web Shop</text:p>
          </table:table-cell>
        </table:table-row>
        <table:table-row>
          <table:table-cell office:string-value="13" office:value-type="string">
            <text:p>13</text:p>
          </table:table-cell>
          <table:table-cell office:string-value="2" office:value-type="string">
            <text:p>2</text:p>
          </table:table-cell>
          <table:table-cell office:string-value="Câmera" office:value-type="string">
            <text:p>Câmera</text:p>
          </table:table-cell>
          <table:table-cell office:string-value="Acessorios" office:value-type="string">
            <text:p>Acessorios</text:p>
          </table:table-cell>
          <table:table-cell office:string-value="Câmera 1080p Logitech USB" office:value-type="string">
            <text:p>Câmera 1080p Logitech USB</text:p>
          </table:table-cell>
          <table:table-cell office:currency="BRL" office:value="500.0" office:value-type="currency" table:style-name="a771600">
            <text:p>500,00 BRL</text:p>
          </table:table-cell>
          <table:table-cell office:currency="BRL" office:value="500.0" office:value-type="currency" table:style-name="a418030">
            <text:p>500,00 BRL</text:p>
          </table:table-cell>
          <table:table-cell office:currency="BRL" office:value="500.0" office:value-type="currency" table:style-name="a5f3560">
            <text:p>500,00 BRL</text:p>
          </table:table-cell>
          <table:table-cell office:currency="BRL" office:value="500.0" office:value-type="currency" table:style-name="a4d4fbd">
            <text:p>500,00 BRL</text:p>
          </table:table-cell>
          <table:table-cell office:currency="BRL" office:value="500.0" office:value-type="currency" table:style-name="a146229">
            <text:p>500,00 BRL</text:p>
          </table:table-cell>
          <table:table-cell office:string-value="1" office:value-type="string">
            <text:p>1</text:p>
          </table:table-cell>
          <table:table-cell office:string-value="10" office:value-type="string">
            <text:p>10</text:p>
          </table:table-cell>
          <table:table-cell office:string-value="100" office:value-type="string">
            <text:p>100</text:p>
          </table:table-cell>
          <table:table-cell office:string-value="1000" office:value-type="string">
            <text:p>1000</text:p>
          </table:table-cell>
          <table:table-cell office:string-value="10000" office:value-type="string">
            <text:p>10000</text:p>
          </table:table-cell>
          <table:table-cell office:value="0.0" office:value-type="percentage"/>
          <table:table-cell office:string-value="" office:value-type="string">
            <text:p/>
          </table:table-cell>
          <table:table-cell office:string-value="0.0" office:value-type="string">
            <text:p>0.0</text:p>
          </table:table-cell>
          <table:table-cell office:string-value="" office:value-type="string">
            <text:p/>
          </table:table-cell>
          <table:table-cell office:string-value="29 de abr. de 2025" office:value-type="string">
            <text:p>29 de abr. de 2025</text:p>
          </table:table-cell>
          <table:table-cell office:value="800.0" office:value-type="float">
            <text:p>800.0</text:p>
          </table:table-cell>
          <table:table-cell office:string-value="0" office:value-type="string">
            <text:p>0</text:p>
          </table:table-cell>
        </table:table-row>
        <table:table-row>
          <table:table-cell office:string-value="14" office:value-type="string" table:style-name="ae34142">
            <text:p>14</text:p>
          </table:table-cell>
          <table:table-cell office:string-value="3" office:value-type="string" table:style-name="a2c2826">
            <text:p>3</text:p>
          </table:table-cell>
          <table:table-cell office:string-value="Teclado" office:value-type="string" table:style-name="a4ae18d">
            <text:p>Teclado</text:p>
          </table:table-cell>
          <table:table-cell office:string-value="Acessorios" office:value-type="string" table:style-name="a25cdd1">
            <text:p>Acessorios</text:p>
          </table:table-cell>
          <table:table-cell office:string-value="Teclado Lg Branco Sem Fio" office:value-type="string" table:style-name="a7b0f4d">
            <text:p>Teclado Lg Branco Sem Fio</text:p>
          </table:table-cell>
          <table:table-cell office:currency="BRL" office:value="300.0" office:value-type="currency" table:style-name="a148c23">
            <text:p>300,00 BRL</text:p>
          </table:table-cell>
          <table:table-cell office:currency="BRL" office:value="300.0" office:value-type="currency" table:style-name="a7dad71">
            <text:p>300,00 BRL</text:p>
          </table:table-cell>
          <table:table-cell office:currency="BRL" office:value="300.0" office:value-type="currency" table:style-name="ac90d4e">
            <text:p>300,00 BRL</text:p>
          </table:table-cell>
          <table:table-cell office:currency="BRL" office:value="300.0" office:value-type="currency" table:style-name="aa4c11a">
            <text:p>300,00 BRL</text:p>
          </table:table-cell>
          <table:table-cell office:currency="BRL" office:value="300.0" office:value-type="currency" table:style-name="aab5adf">
            <text:p>300,00 BRL</text:p>
          </table:table-cell>
          <table:table-cell office:string-value="1" office:value-type="string" table:style-name="a5e9628">
            <text:p>1</text:p>
          </table:table-cell>
          <table:table-cell office:string-value="10" office:value-type="string" table:style-name="a74634c">
            <text:p>10</text:p>
          </table:table-cell>
          <table:table-cell office:string-value="100" office:value-type="string" table:style-name="a779227">
            <text:p>100</text:p>
          </table:table-cell>
          <table:table-cell office:string-value="1000" office:value-type="string" table:style-name="a2bc968">
            <text:p>1000</text:p>
          </table:table-cell>
          <table:table-cell office:string-value="10000" office:value-type="string" table:style-name="ab1ffbf">
            <text:p>10000</text:p>
          </table:table-cell>
          <table:table-cell office:value="0.0" office:value-type="percentage" table:style-name="a4137b6"/>
          <table:table-cell office:string-value="" office:value-type="string" table:style-name="a657ab5">
            <text:p/>
          </table:table-cell>
          <table:table-cell office:string-value="0.0" office:value-type="string" table:style-name="abbed91">
            <text:p>0.0</text:p>
          </table:table-cell>
          <table:table-cell office:string-value="" office:value-type="string" table:style-name="a619626">
            <text:p/>
          </table:table-cell>
          <table:table-cell office:string-value="29 de abr. de 2025" office:value-type="string" table:style-name="a83321e">
            <text:p>29 de abr. de 2025</text:p>
          </table:table-cell>
          <table:table-cell office:value="300.0" office:value-type="float" table:style-name="a72d8f9">
            <text:p>300.0</text:p>
          </table:table-cell>
          <table:table-cell office:string-value="0" office:value-type="string" table:style-name="acfe03a">
            <text:p>0</text:p>
          </table:table-cell>
        </table:table-row>
        <table:table-row>
          <table:table-cell office:string-value="15" office:value-type="string">
            <text:p>15</text:p>
          </table:table-cell>
          <table:table-cell office:string-value="4" office:value-type="string">
            <text:p>4</text:p>
          </table:table-cell>
          <table:table-cell office:string-value="Microfone" office:value-type="string">
            <text:p>Microfone</text:p>
          </table:table-cell>
          <table:table-cell office:string-value="Acessorios" office:value-type="string">
            <text:p>Acessorios</text:p>
          </table:table-cell>
          <table:table-cell table:style-name="a51f7ca">
            <text:p>HyperX SoloCast - </text:p>
            <text:p>Microfone condensador USB</text:p>
          </table:table-cell>
          <table:table-cell office:currency="BRL" office:value="450.0" office:value-type="currency" table:style-name="a78caf7">
            <text:p>450,00 BRL</text:p>
          </table:table-cell>
          <table:table-cell office:currency="BRL" office:value="450.0" office:value-type="currency" table:style-name="acb27fa">
            <text:p>450,00 BRL</text:p>
          </table:table-cell>
          <table:table-cell office:currency="BRL" office:value="450.0" office:value-type="currency" table:style-name="a0eb131">
            <text:p>450,00 BRL</text:p>
          </table:table-cell>
          <table:table-cell office:currency="BRL" office:value="450.0" office:value-type="currency" table:style-name="ab41fa6">
            <text:p>450,00 BRL</text:p>
          </table:table-cell>
          <table:table-cell office:currency="BRL" office:value="450.0" office:value-type="currency" table:style-name="a1abeac">
            <text:p>450,00 BRL</text:p>
          </table:table-cell>
          <table:table-cell office:string-value="1" office:value-type="string">
            <text:p>1</text:p>
          </table:table-cell>
          <table:table-cell office:string-value="10" office:value-type="string">
            <text:p>10</text:p>
          </table:table-cell>
          <table:table-cell office:string-value="100" office:value-type="string">
            <text:p>100</text:p>
          </table:table-cell>
          <table:table-cell office:string-value="1000" office:value-type="string">
            <text:p>1000</text:p>
          </table:table-cell>
          <table:table-cell office:string-value="10000" office:value-type="string">
            <text:p>10000</text:p>
          </table:table-cell>
          <table:table-cell office:value="0.0" office:value-type="percentage"/>
          <table:table-cell office:string-value="" office:value-type="string">
            <text:p/>
          </table:table-cell>
          <table:table-cell office:string-value="0.0" office:value-type="string">
            <text:p>0.0</text:p>
          </table:table-cell>
          <table:table-cell office:string-value="" office:value-type="string">
            <text:p/>
          </table:table-cell>
          <table:table-cell office:string-value="29 de abr. de 2025" office:value-type="string">
            <text:p>29 de abr. de 2025</text:p>
          </table:table-cell>
          <table:table-cell office:value="400.0" office:value-type="float">
            <text:p>400.0</text:p>
          </table:table-cell>
          <table:table-cell office:string-value="0" office:value-type="string">
            <text:p>0</text:p>
          </table:table-cell>
        </table:table-row>
        <table:table-row>
          <table:table-cell office:string-value="16" office:value-type="string" table:style-name="a76708f">
            <text:p>16</text:p>
          </table:table-cell>
          <table:table-cell office:string-value="5" office:value-type="string" table:style-name="ab018ab">
            <text:p>5</text:p>
          </table:table-cell>
          <table:table-cell office:string-value="Notebook" office:value-type="string" table:style-name="a1d4076">
            <text:p>Notebook</text:p>
          </table:table-cell>
          <table:table-cell office:string-value="Principal" office:value-type="string" table:style-name="a3e62ff">
            <text:p>Principal</text:p>
          </table:table-cell>
          <table:table-cell office:string-value="Notebook Acer Aspire 5 Intel Core i5-10210U, 4GB RAM, SSD 256GB NVMe, 15.6 Full HD, UHD Graphics, Windows 10 Home, Prata - A515-54-56W9" office:value-type="string" table:style-name="a129ed3">
            <text:p>Notebook Acer Aspire 5 Intel Core i5-10210U, 4GB RAM, SSD 256GB NVMe, 15.6 Full HD, UHD Graphics, Windows 10 Home, Prata - A515-54-56W9</text:p>
          </table:table-cell>
          <table:table-cell office:currency="BRL" office:value="3600.0" office:value-type="currency" table:style-name="ae40928">
            <text:p>3.600,00 BRL</text:p>
          </table:table-cell>
          <table:table-cell office:currency="BRL" office:value="3600.0" office:value-type="currency" table:style-name="a0dd507">
            <text:p>3.600,00 BRL</text:p>
          </table:table-cell>
          <table:table-cell office:currency="BRL" office:value="3600.0" office:value-type="currency" table:style-name="acd7922">
            <text:p>3.600,00 BRL</text:p>
          </table:table-cell>
          <table:table-cell office:currency="BRL" office:value="3600.0" office:value-type="currency" table:style-name="ac21e98">
            <text:p>3.600,00 BRL</text:p>
          </table:table-cell>
          <table:table-cell office:currency="BRL" office:value="3600.0" office:value-type="currency" table:style-name="a403668">
            <text:p>3.600,00 BRL</text:p>
          </table:table-cell>
          <table:table-cell office:string-value="1" office:value-type="string" table:style-name="a31ffbd">
            <text:p>1</text:p>
          </table:table-cell>
          <table:table-cell office:string-value="10" office:value-type="string" table:style-name="aac70ff">
            <text:p>10</text:p>
          </table:table-cell>
          <table:table-cell office:string-value="100" office:value-type="string" table:style-name="aea182b">
            <text:p>100</text:p>
          </table:table-cell>
          <table:table-cell office:string-value="1000" office:value-type="string" table:style-name="a81b59d">
            <text:p>1000</text:p>
          </table:table-cell>
          <table:table-cell office:string-value="10000" office:value-type="string" table:style-name="ad9cfd3">
            <text:p>10000</text:p>
          </table:table-cell>
          <table:table-cell office:value="0.0" office:value-type="percentage" table:style-name="a854405"/>
          <table:table-cell office:string-value="" office:value-type="string" table:style-name="a60c789">
            <text:p/>
          </table:table-cell>
          <table:table-cell office:string-value="0.0" office:value-type="string" table:style-name="a935589">
            <text:p>0.0</text:p>
          </table:table-cell>
          <table:table-cell office:string-value="" office:value-type="string" table:style-name="a724ae5">
            <text:p/>
          </table:table-cell>
          <table:table-cell office:string-value="29 de abr. de 2025" office:value-type="string" table:style-name="a0382de">
            <text:p>29 de abr. de 2025</text:p>
          </table:table-cell>
          <table:table-cell office:value="200.0" office:value-type="float" table:style-name="af1f33a">
            <text:p>200.0</text:p>
          </table:table-cell>
          <table:table-cell office:string-value="0" office:value-type="string" table:style-name="a56a254">
            <text:p>0</text:p>
          </table:table-cell>
        </table:table-row>
        <table:table-row>
          <table:table-cell office:string-value="17" office:value-type="string">
            <text:p>17</text:p>
          </table:table-cell>
          <table:table-cell office:string-value="6" office:value-type="string">
            <text:p>6</text:p>
          </table:table-cell>
          <table:table-cell office:string-value="Monitor" office:value-type="string">
            <text:p>Monitor</text:p>
          </table:table-cell>
          <table:table-cell office:string-value="Principal" office:value-type="string">
            <text:p>Principal</text:p>
          </table:table-cell>
          <table:table-cell office:string-value="Monitor 27 LG Full hd, LED ips, 75 Hz, 5ms, FreeSync, hdmi, vga, 27MP400-B, Preto" office:value-type="string">
            <text:p>Monitor 27 LG Full hd, LED ips, 75 Hz, 5ms, FreeSync, hdmi, vga, 27MP400-B, Preto</text:p>
          </table:table-cell>
          <table:table-cell office:currency="BRL" office:value="1200.0" office:value-type="currency" table:style-name="a0f99d4">
            <text:p>1.200,00 BRL</text:p>
          </table:table-cell>
          <table:table-cell office:currency="BRL" office:value="1200.0" office:value-type="currency" table:style-name="aea01a7">
            <text:p>1.200,00 BRL</text:p>
          </table:table-cell>
          <table:table-cell office:currency="BRL" office:value="1200.0" office:value-type="currency" table:style-name="a0fa385">
            <text:p>1.200,00 BRL</text:p>
          </table:table-cell>
          <table:table-cell office:currency="BRL" office:value="1200.0" office:value-type="currency" table:style-name="a68b380">
            <text:p>1.200,00 BRL</text:p>
          </table:table-cell>
          <table:table-cell office:currency="BRL" office:value="1200.0" office:value-type="currency" table:style-name="a5056c1">
            <text:p>1.200,00 BRL</text:p>
          </table:table-cell>
          <table:table-cell office:string-value="1" office:value-type="string">
            <text:p>1</text:p>
          </table:table-cell>
          <table:table-cell office:string-value="10" office:value-type="string">
            <text:p>10</text:p>
          </table:table-cell>
          <table:table-cell office:string-value="100" office:value-type="string">
            <text:p>100</text:p>
          </table:table-cell>
          <table:table-cell office:string-value="1000" office:value-type="string">
            <text:p>1000</text:p>
          </table:table-cell>
          <table:table-cell office:string-value="10000" office:value-type="string">
            <text:p>10000</text:p>
          </table:table-cell>
          <table:table-cell office:value="0.0" office:value-type="percentage"/>
          <table:table-cell office:string-value="" office:value-type="string">
            <text:p/>
          </table:table-cell>
          <table:table-cell office:string-value="0.0" office:value-type="string">
            <text:p>0.0</text:p>
          </table:table-cell>
          <table:table-cell office:string-value="" office:value-type="string">
            <text:p/>
          </table:table-cell>
          <table:table-cell office:string-value="29 de abr. de 2025" office:value-type="string">
            <text:p>29 de abr. de 2025</text:p>
          </table:table-cell>
          <table:table-cell office:value="100.0" office:value-type="float">
            <text:p>100.0</text:p>
          </table:table-cell>
          <table:table-cell office:string-value="0" office:value-type="string">
            <text:p>0</text:p>
          </table:table-cell>
        </table:table-row>
        <table:table-row>
          <table:table-cell office:string-value="18" office:value-type="string" table:style-name="ab4b834">
            <text:p>18</text:p>
          </table:table-cell>
          <table:table-cell office:string-value="7" office:value-type="string" table:style-name="a8888f4">
            <text:p>7</text:p>
          </table:table-cell>
          <table:table-cell office:string-value="Hub USB" office:value-type="string" table:style-name="ab7a066">
            <text:p>Hub USB</text:p>
          </table:table-cell>
          <table:table-cell office:string-value="Acessorios" office:value-type="string" table:style-name="a057533">
            <text:p>Acessorios</text:p>
          </table:table-cell>
          <table:table-cell office:string-value="Dock Hub Usb Tipo C Para Usb 3.0 Com Hdmi 4k " office:value-type="string" table:style-name="abcb039">
            <text:p>Dock Hub Usb Tipo C Para Usb 3.0 Com Hdmi 4k </text:p>
          </table:table-cell>
          <table:table-cell office:currency="BRL" office:value="100.0" office:value-type="currency" table:style-name="aa1e61c">
            <text:p>100,00 BRL</text:p>
          </table:table-cell>
          <table:table-cell office:currency="BRL" office:value="100.0" office:value-type="currency" table:style-name="a699909">
            <text:p>100,00 BRL</text:p>
          </table:table-cell>
          <table:table-cell office:currency="BRL" office:value="100.0" office:value-type="currency" table:style-name="a57277a">
            <text:p>100,00 BRL</text:p>
          </table:table-cell>
          <table:table-cell office:currency="BRL" office:value="100.0" office:value-type="currency" table:style-name="a18b797">
            <text:p>100,00 BRL</text:p>
          </table:table-cell>
          <table:table-cell office:currency="BRL" office:value="100.0" office:value-type="currency" table:style-name="ada566b">
            <text:p>100,00 BRL</text:p>
          </table:table-cell>
          <table:table-cell office:string-value="1" office:value-type="string" table:style-name="a05f922">
            <text:p>1</text:p>
          </table:table-cell>
          <table:table-cell office:string-value="10" office:value-type="string" table:style-name="afc057d">
            <text:p>10</text:p>
          </table:table-cell>
          <table:table-cell office:string-value="100" office:value-type="string" table:style-name="ab0ffb8">
            <text:p>100</text:p>
          </table:table-cell>
          <table:table-cell office:string-value="1000" office:value-type="string" table:style-name="a95b80a">
            <text:p>1000</text:p>
          </table:table-cell>
          <table:table-cell office:string-value="10000" office:value-type="string" table:style-name="aadc255">
            <text:p>10000</text:p>
          </table:table-cell>
          <table:table-cell office:value="0.0" office:value-type="percentage" table:style-name="a0e8a50"/>
          <table:table-cell office:string-value="" office:value-type="string" table:style-name="affa746">
            <text:p/>
          </table:table-cell>
          <table:table-cell office:string-value="0.0" office:value-type="string" table:style-name="a1cbcf3">
            <text:p>0.0</text:p>
          </table:table-cell>
          <table:table-cell office:string-value="" office:value-type="string" table:style-name="ab6543b">
            <text:p/>
          </table:table-cell>
          <table:table-cell office:string-value="29 de abr. de 2025" office:value-type="string" table:style-name="addd0d8">
            <text:p>29 de abr. de 2025</text:p>
          </table:table-cell>
          <table:table-cell office:value="600.0" office:value-type="float" table:style-name="a1095db">
            <text:p>600.0</text:p>
          </table:table-cell>
          <table:table-cell office:string-value="0" office:value-type="string" table:style-name="a50b788">
            <text:p>0</text:p>
          </table:table-cell>
        </table:table-row>
        <table:table-row>
          <table:table-cell office:string-value="19" office:value-type="string">
            <text:p>19</text:p>
          </table:table-cell>
          <table:table-cell office:string-value="8" office:value-type="string">
            <text:p>8</text:p>
          </table:table-cell>
          <table:table-cell office:string-value="Adaptador de Rede" office:value-type="string">
            <text:p>Adaptador de Rede</text:p>
          </table:table-cell>
          <table:table-cell office:string-value="Acessorios" office:value-type="string">
            <text:p>Acessorios</text:p>
          </table:table-cell>
          <table:table-cell office:string-value="Adaptador de rede USB RJ45 fêmea WI272 Multilaser CX 1 UM" office:value-type="string">
            <text:p>Adaptador de rede USB RJ45 fêmea WI272 Multilaser CX 1 UM</text:p>
          </table:table-cell>
          <table:table-cell office:currency="BRL" office:value="50.0" office:value-type="currency" table:style-name="ac1a9c4">
            <text:p>50,00 BRL</text:p>
          </table:table-cell>
          <table:table-cell office:currency="BRL" office:value="50.0" office:value-type="currency" table:style-name="a21d8c0">
            <text:p>50,00 BRL</text:p>
          </table:table-cell>
          <table:table-cell office:currency="BRL" office:value="50.0" office:value-type="currency" table:style-name="afdae52">
            <text:p>50,00 BRL</text:p>
          </table:table-cell>
          <table:table-cell office:currency="BRL" office:value="50.0" office:value-type="currency" table:style-name="a9c9513">
            <text:p>50,00 BRL</text:p>
          </table:table-cell>
          <table:table-cell office:currency="BRL" office:value="50.0" office:value-type="currency" table:style-name="a85893c">
            <text:p>50,00 BRL</text:p>
          </table:table-cell>
          <table:table-cell office:string-value="1" office:value-type="string">
            <text:p>1</text:p>
          </table:table-cell>
          <table:table-cell office:string-value="10" office:value-type="string">
            <text:p>10</text:p>
          </table:table-cell>
          <table:table-cell office:string-value="100" office:value-type="string">
            <text:p>100</text:p>
          </table:table-cell>
          <table:table-cell office:string-value="1000" office:value-type="string">
            <text:p>1000</text:p>
          </table:table-cell>
          <table:table-cell office:string-value="10000" office:value-type="string">
            <text:p>10000</text:p>
          </table:table-cell>
          <table:table-cell office:value="0.0" office:value-type="percentage"/>
          <table:table-cell office:string-value="" office:value-type="string">
            <text:p/>
          </table:table-cell>
          <table:table-cell office:string-value="0.0" office:value-type="string">
            <text:p>0.0</text:p>
          </table:table-cell>
          <table:table-cell office:string-value="" office:value-type="string">
            <text:p/>
          </table:table-cell>
          <table:table-cell office:string-value="29 de abr. de 2025" office:value-type="string">
            <text:p>29 de abr. de 2025</text:p>
          </table:table-cell>
          <table:table-cell office:value="900.0" office:value-type="float">
            <text:p>900.0</text:p>
          </table:table-cell>
          <table:table-cell office:string-value="0" office:value-type="string">
            <text:p>0</text:p>
          </table:table-cell>
        </table:table-row>
        <table:table-row>
          <table:table-cell office:string-value="20" office:value-type="string" table:style-name="abf9976">
            <text:p>20</text:p>
          </table:table-cell>
          <table:table-cell office:string-value="9" office:value-type="string" table:style-name="ab2bac5">
            <text:p>9</text:p>
          </table:table-cell>
          <table:table-cell office:string-value="Ring Light" office:value-type="string" table:style-name="a66726c">
            <text:p>Ring Light</text:p>
          </table:table-cell>
          <table:table-cell office:string-value="Acessorios" office:value-type="string" table:style-name="ab7e728">
            <text:p>Acessorios</text:p>
          </table:table-cell>
          <table:table-cell office:string-value="Kit Iluminador Led Ring Light Tripé Suporte Celular Estética" office:value-type="string" table:style-name="a256492">
            <text:p>Kit Iluminador Led Ring Light Tripé Suporte Celular Estética</text:p>
          </table:table-cell>
          <table:table-cell office:currency="BRL" office:value="99.0" office:value-type="currency" table:style-name="a283fb4">
            <text:p>99,00 BRL</text:p>
          </table:table-cell>
          <table:table-cell office:currency="BRL" office:value="99.0" office:value-type="currency" table:style-name="a43c0b3">
            <text:p>99,00 BRL</text:p>
          </table:table-cell>
          <table:table-cell office:currency="BRL" office:value="99.0" office:value-type="currency" table:style-name="a1527cf">
            <text:p>99,00 BRL</text:p>
          </table:table-cell>
          <table:table-cell office:currency="BRL" office:value="99.0" office:value-type="currency" table:style-name="aac136e">
            <text:p>99,00 BRL</text:p>
          </table:table-cell>
          <table:table-cell office:currency="BRL" office:value="99.0" office:value-type="currency" table:style-name="a8269e4">
            <text:p>99,00 BRL</text:p>
          </table:table-cell>
          <table:table-cell office:string-value="1" office:value-type="string" table:style-name="a5a23e1">
            <text:p>1</text:p>
          </table:table-cell>
          <table:table-cell office:string-value="10" office:value-type="string" table:style-name="a6f1b12">
            <text:p>10</text:p>
          </table:table-cell>
          <table:table-cell office:string-value="100" office:value-type="string" table:style-name="a6d14fb">
            <text:p>100</text:p>
          </table:table-cell>
          <table:table-cell office:string-value="1000" office:value-type="string" table:style-name="ae89a8c">
            <text:p>1000</text:p>
          </table:table-cell>
          <table:table-cell office:string-value="10000" office:value-type="string" table:style-name="ae8f1f0">
            <text:p>10000</text:p>
          </table:table-cell>
          <table:table-cell office:value="0.0" office:value-type="percentage" table:style-name="a24d168"/>
          <table:table-cell office:string-value="" office:value-type="string" table:style-name="a19966a">
            <text:p/>
          </table:table-cell>
          <table:table-cell office:string-value="0.0" office:value-type="string" table:style-name="a3354eb">
            <text:p>0.0</text:p>
          </table:table-cell>
          <table:table-cell office:string-value="" office:value-type="string" table:style-name="a825b7e">
            <text:p/>
          </table:table-cell>
          <table:table-cell office:string-value="29 de abr. de 2025" office:value-type="string" table:style-name="a42b0b4">
            <text:p>29 de abr. de 2025</text:p>
          </table:table-cell>
          <table:table-cell office:value="500.0" office:value-type="float" table:style-name="a58d1c7">
            <text:p>500.0</text:p>
          </table:table-cell>
          <table:table-cell office:string-value="0" office:value-type="string" table:style-name="a84e472">
            <text:p>0</text:p>
          </table:table-cell>
        </table:table-row>
        <table:table-row>
          <table:table-cell office:string-value="21" office:value-type="string">
            <text:p>21</text:p>
          </table:table-cell>
          <table:table-cell office:string-value="10" office:value-type="string">
            <text:p>10</text:p>
          </table:table-cell>
          <table:table-cell office:string-value="Celular" office:value-type="string">
            <text:p>Celular</text:p>
          </table:table-cell>
          <table:table-cell office:string-value="Principal" office:value-type="string">
            <text:p>Principal</text:p>
          </table:table-cell>
          <table:table-cell office:string-value="Iphone 6 Plus, 128GB, Cinza Espacial" office:value-type="string">
            <text:p>Iphone 6 Plus, 128GB, Cinza Espacial</text:p>
          </table:table-cell>
          <table:table-cell office:currency="BRL" office:value="3000.0" office:value-type="currency" table:style-name="a78060d">
            <text:p>3.000,00 BRL</text:p>
          </table:table-cell>
          <table:table-cell office:currency="BRL" office:value="3000.0" office:value-type="currency" table:style-name="a5bbc9d">
            <text:p>3.000,00 BRL</text:p>
          </table:table-cell>
          <table:table-cell office:currency="BRL" office:value="3000.0" office:value-type="currency" table:style-name="a48aacf">
            <text:p>3.000,00 BRL</text:p>
          </table:table-cell>
          <table:table-cell office:currency="BRL" office:value="3000.0" office:value-type="currency" table:style-name="a4725a6">
            <text:p>3.000,00 BRL</text:p>
          </table:table-cell>
          <table:table-cell office:currency="BRL" office:value="3000.0" office:value-type="currency" table:style-name="a40feb2">
            <text:p>3.000,00 BRL</text:p>
          </table:table-cell>
          <table:table-cell office:string-value="1" office:value-type="string">
            <text:p>1</text:p>
          </table:table-cell>
          <table:table-cell office:string-value="10" office:value-type="string">
            <text:p>10</text:p>
          </table:table-cell>
          <table:table-cell office:string-value="100" office:value-type="string">
            <text:p>100</text:p>
          </table:table-cell>
          <table:table-cell office:string-value="1000" office:value-type="string">
            <text:p>1000</text:p>
          </table:table-cell>
          <table:table-cell office:string-value="10000" office:value-type="string">
            <text:p>10000</text:p>
          </table:table-cell>
          <table:table-cell office:value="0.0" office:value-type="percentage"/>
          <table:table-cell office:string-value="" office:value-type="string">
            <text:p/>
          </table:table-cell>
          <table:table-cell office:string-value="0.0" office:value-type="string">
            <text:p>0.0</text:p>
          </table:table-cell>
          <table:table-cell office:string-value="" office:value-type="string">
            <text:p/>
          </table:table-cell>
          <table:table-cell office:string-value="29 de abr. de 2025" office:value-type="string">
            <text:p>29 de abr. de 2025</text:p>
          </table:table-cell>
          <table:table-cell office:value="100.0" office:value-type="float">
            <text:p>100.0</text:p>
          </table:table-cell>
          <table:table-cell office:string-value="0" office:value-type="string">
            <text:p>0</text:p>
          </table:table-cell>
        </table:table-row>
      </table:table>
    </office:spreadsheet>
  </office:body>
</office:document-content>
</file>

<file path=styles.xml><?xml version="1.0" encoding="utf-8"?>
<office:document-styles xmlns:anim="urn:oasis:names:tc:opendocument:xmlns:animation:1.0" xmlns:calcext="urn:org:documentfoundation:names:experimental:calc:xmlns:calcext: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table-cell">
      <style:table-cell-properties style:decimal-places="2"/>
      <style:paragraph-properties style:tab-stop-distance="1.25cm"/>
      <style:text-properties style:font-name="Arial" style:font-name-asian="Lucida Sans Unicode" style:font-name-complex="Tahoma"/>
    </style:default-style>
    <number:number-style style:name="N0">
      <number:number number:min-integer-digits="1"/>
    </number:number-style>
    <number:currency-style style:name="N106P0" style:volatile="true">
      <number:number number:decimal-places="2" number:grouping="true" number:min-integer-digits="1"/>
      <number:text/>
    </number:currency-style>
    <number:currency-style style:name="N106">
      <style:text-properties fo:color="#ff0000"/>
      <number:text>-</number:text>
      <number:number number:decimal-places="2" number:grouping="true" number:min-integer-digits="1"/>
      <number:text/>
      <style:map style:apply-style-name="N106P0" style:condition="value()&gt;=0"/>
    </number:currency-style>
    <style:style style:family="table-cell" style:name="Default"/>
    <style:style style:family="table-cell" style:name="Result" style:parent-style-name="Default">
      <style:text-properties fo:font-style="italic" fo:font-weight="bold" style:text-underline-color="font-color" style:text-underline-style="solid" style:text-underline-width="auto"/>
    </style:style>
    <style:style style:data-style-name="N106" style:family="table-cell" style:name="Result2" style:parent-style-name="Result"/>
    <style:style style:family="table-cell" style:name="Heading" style:parent-style-name="Default">
      <style:table-cell-properties style:repeat-content="false" style:text-align-source="fix"/>
      <style:paragraph-properties fo:text-align="center"/>
      <style:text-properties fo:font-size="16pt" fo:font-style="italic" fo:font-weight="bold"/>
    </style:style>
    <style:style style:family="table-cell" style:name="Heading1" style:parent-style-name="Heading">
      <style:table-cell-properties style:rotation-angle="90"/>
    </style:style>
  </office:styles>
  <office:automatic-styles>
    <style:page-layout style:name="pm1">
      <style:page-layout-properties style:writing-mode="lr-tb"/>
      <style:header-style>
        <style:header-footer-properties fo:margin-bottom="0.25cm" fo:margin-left="0cm" fo:margin-right="0cm" fo:min-height="0.751cm"/>
      </style:header-style>
      <style:footer-style>
        <style:header-footer-properties fo:margin-left="0cm" fo:margin-right="0cm" fo:margin-top="0.25cm" fo:min-height="0.751cm"/>
      </style:footer-style>
    </style:page-layout>
    <style:page-layout style:name="pm2">
      <style:page-layout-properties style:writing-mode="lr-tb"/>
      <style:header-style>
        <style:header-footer-properties fo:background-color="#c0c0c0" fo:border="0.088cm solid #000000" fo:margin-bottom="0.25cm" fo:margin-left="0cm" fo:margin-right="0cm" fo:min-height="0.751cm" fo:padding="0.018cm">
          <style:background-image/>
        </style:header-footer-properties>
      </style:header-style>
      <style:footer-style>
        <style:header-footer-properties fo:background-color="#c0c0c0" fo:border="0.088cm solid #000000" fo:margin-left="0cm" fo:margin-right="0cm" fo:margin-top="0.25cm" fo:min-height="0.751cm" fo:padding="0.018cm">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anim="urn:oasis:names:tc:opendocument:xmlns:animation:1.0" xmlns:calcext="urn:org:documentfoundation:names:experimental:calc:xmlns:calcext: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meta>
    <meta:generator>ODFDOM/0.8.8-SNAPSHOT(2011-01-20T20:10:10)</meta:generator>
    <meta:user-defined meta:name="License" meta:value-type="string">Licensed to the Apache Software Foundation (ASF) under one 
or more contributor license agreements.  See the NOTICE file 
distributed with this work for additional information 
regarding copyright ownership.  The ASF licenses this file 
to you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meta:user-defined>
    <dc:creator>brunnomanduca</dc:creator>
    <dc:date>2025-04-29T20:22:38</dc:date>
    <meta:editing-cycles>1</meta:editing-cycles>
    <meta:editing-duration>P0DT0H0M3.869S</meta:editing-duration>
    <meta:initial-creator>brunnomanduca</meta:initial-creator>
    <meta:creation-date>2025-04-29T20:22:34</meta:creation-date>
    <dc:language>pt</dc:language>
  </office:meta>
</office:document-meta>
</file>